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Helv" svg:font-family="Helv"/>
  </office:font-face-decls>
  <office:automatic-styles>
    <style:style style:name="ce1" style:family="table-cell" style:parent-style-name="Normal_32_7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7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3" style:family="table-cell" style:parent-style-name="Normal_32_7" style:data-style-name="N0">
      <style:table-cell-properties style:vertical-align="automatic" fo:background-color="#FFFFFF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Normal_32_7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/>
    </style:style>
    <style:style style:name="ce5" style:family="table-cell" style:parent-style-name="Hyperlink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6" style:family="table-cell" style:parent-style-name="Hyperlink_BusWorking-08-CT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font-family-generic="swiss"/>
    </style:style>
    <style:style style:name="ce7" style:family="table-cell" style:parent-style-name="Hyperlink_bus0103" style:data-style-name="N0">
      <style:table-cell-properties style:vertical-align="automatic" fo:background-color="#FFFFFF" style:repeat-content="false"/>
      <style:paragraph-properties fo:text-align="center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 style:text-position="33%" style:font-family-generic="swiss"/>
    </style:style>
    <style:style style:name="ce8" style:family="table-cell" style:parent-style-name="Normal_32_7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7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ackground-color="#FFFFFF"/>
    </style:style>
    <style:style style:name="ce11" style:family="table-cell" style:parent-style-name="Normal_32_7" style:data-style-name="N0">
      <style:table-cell-properties style:vertical-align="automatic"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" style:family="table-cell" style:parent-style-name="Normal_32_7" style:data-style-name="N0">
      <style:table-cell-properties style:vertical-align="automatic" fo:background-color="#FFFFFF" style:repeat-content="false"/>
      <style:paragraph-properties fo:text-align="center"/>
      <style:text-properties fo:color="#008080"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13" style:family="table-cell" style:parent-style-name="Normal_32_7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Normal_32_7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5" style:family="table-cell" style:parent-style-name="Normal_32_7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7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Normal_32_7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18" style:family="table-cell" style:parent-style-name="Normal_32_7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19" style:family="table-cell" style:parent-style-name="Normal_32_7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Normal_32_7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1" style:family="table-cell" style:parent-style-name="Normal_32_7" style:data-style-name="N0">
      <style:table-cell-properties fo:border-top="2pt solid #000000" fo:border-bottom="2pt solid #000000" fo:border-left="none" fo:border-right="none" style:vertical-align="to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Normal_32_7" style:data-style-name="N0">
      <style:table-cell-properties fo:border-top="2pt solid #000000" fo:border-bottom="2pt solid #000000" fo:border-left="none" fo:border-right="none" style:vertical-align="to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23" style:family="table-cell" style:parent-style-name="Normal_32_7" style:data-style-name="N0">
      <style:table-cell-properties fo:border-top="2pt solid #000000" fo:border-bottom="2pt solid #000000" fo:border-left="none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Normal_32_7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Normal_32_7" style:data-style-name="N0">
      <style:table-cell-properties fo:border-top="none" fo:border-bottom="2pt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7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7" style:family="table-cell" style:parent-style-name="Normal_32_7" style:data-style-name="N36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28" style:family="table-cell" style:parent-style-name="Percent_32_2" style:data-style-name="N18">
      <style:table-cell-properties fo:border-top="2pt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7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7" style:data-style-name="N36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text-position="33%"/>
    </style:style>
    <style:style style:name="ce31" style:family="table-cell" style:parent-style-name="Percent_32_2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Normal_32_7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position="33%"/>
    </style:style>
    <style:style style:name="ce33" style:family="table-cell" style:parent-style-name="Normal_32_7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Percent_32_2" style:data-style-name="N3">
      <style:table-cell-properties fo:border-top="none" fo:border-bottom="none" fo:border-left="thin dashe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5" style:family="table-cell" style:parent-style-name="Normal_32_7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6" style:family="table-cell" style:parent-style-name="Normal_32_7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text-position="33%"/>
    </style:style>
    <style:style style:name="ce37" style:family="table-cell" style:parent-style-name="Percent_32_2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8" style:family="table-cell" style:parent-style-name="Percent_32_2" style:data-style-name="N3">
      <style:table-cell-properties fo:border-top="none" fo:border-bottom="2pt solid #000000" fo:border-left="thin dashed #000000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9" style:family="table-cell" style:parent-style-name="Normal_32_7" style:data-style-name="N36">
      <style:table-cell-properties fo:border-top="2pt solid #000000" fo:border-bottom="none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Normal_32_7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Normal_32_7" style:data-style-name="N36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Normal_32_7" style:data-style-name="N36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Hyperlink_32_2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44" style:family="table-cell" style:parent-style-name="Normal_32_7" style:data-style-name="N3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5.3975cm"/>
    </style:style>
    <style:style style:name="co3" style:family="table-column">
      <style:table-column-properties fo:break-before="auto" style:column-width="1.825625cm"/>
    </style:style>
    <style:style style:name="co4" style:family="table-column">
      <style:table-column-properties fo:break-before="auto" style:column-width="2.48708333333333cm"/>
    </style:style>
    <style:style style:name="co5" style:family="table-column">
      <style:table-column-properties fo:break-before="auto" style:column-width="0.449791666666667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22.5pt" style:use-optimal-row-height="false" fo:break-before="auto"/>
    </style:style>
    <style:style style:name="ro6" style:family="table-row">
      <style:table-row-properties style:row-height="25.5pt" style:use-optimal-row-height="fals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34.9pt" style:use-optimal-row-height="false" fo:break-before="auto"/>
    </style:style>
    <style:style style:name="ro11" style:family="table-row">
      <style:table-row-properties style:row-height="13.15pt" style:use-optimal-row-height="false" fo:break-before="auto"/>
    </style:style>
    <style:style style:name="ro1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0823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32"/>
        <table:table-column table:style-name="co4" table:number-columns-repeated="6" table:default-cell-style-name="ce8"/>
        <table:table-column table:style-name="co5" table:default-cell-style-name="ce8"/>
        <table:table-column table:style-name="co4" table:number-columns-repeated="2" table:default-cell-style-name="ce8"/>
        <table:table-column table:style-name="co6" table:number-columns-repeated="2" table:default-cell-style-name="ce9"/>
        <table:table-column table:style-name="co6" table:number-columns-repeated="227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42" table:default-cell-style-name="ce8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5" table:default-cell-style-name="ce8"/>
        <table:table-column table:style-name="co5" table:default-cell-style-name="ce8"/>
        <table:table-column table:style-name="co6" table:number-columns-repeated="3" table:default-cell-style-name="ce8"/>
        <table:table-column table:style-name="co4" table:number-columns-repeated="2" table:default-cell-style-name="ce8"/>
        <table:table-column table:style-name="co6" table:number-columns-repeated="257" table:default-cell-style-name="ce8"/>
        <table:table-row table:style-name="ro1">
          <table:table-cell office:value-type="string" table:style-name="ce1">
            <text:p>Department for Transport statistics</text:p>
          </table:table-cell>
          <table:table-cell table:style-name="ce1"/>
          <table:table-cell table:style-name="ce2"/>
          <table:table-cell table:number-columns-repeated="9" table:style-name="ce3"/>
          <table:table-cell table:number-columns-repeated="2" table:style-name="ce4"/>
          <table:table-cell table:number-columns-repeated="16370" table:style-name="ce3"/>
        </table:table-row>
        <table:table-row table:style-name="ro2">
          <table:table-cell office:value-type="string" table:style-name="ce5">
            <text:p><text:a xlink:href="https://www.gov.uk/government/organisations/department-for-transport/series/bus-statistics">(Bus statistics: https://www.gov.uk/government/organisations/department-for-transport/series/bus-statistics)</text:a></text:p>
          </table:table-cell>
          <table:table-cell table:style-name="ce6"/>
          <table:table-cell table:style-name="ce7"/>
          <table:table-cell table:number-columns-repeated="9" table:style-name="ce8"/>
          <table:table-cell table:number-columns-repeated="2" table:style-name="ce9"/>
          <table:table-cell table:number-columns-repeated="2" table:style-name="ce8"/>
          <table:table-cell table:number-columns-repeated="16368" table:style-name="ce10"/>
        </table:table-row>
        <table:table-row table:style-name="ro3">
          <table:table-cell office:value-type="string" table:style-name="ce11">
            <text:p>Table BUS0823</text:p>
          </table:table-cell>
          <table:table-cell table:style-name="ce11"/>
          <table:table-cell table:style-name="ce12"/>
          <table:table-cell table:number-columns-repeated="9" table:style-name="ce3"/>
          <table:table-cell table:number-columns-repeated="2" table:style-name="ce4"/>
          <table:table-cell table:number-columns-repeated="16370" table:style-name="ce3"/>
        </table:table-row>
        <table:table-row table:style-name="ro4">
          <table:table-cell office:value-type="string" table:style-name="ce13">
            <text:p>Concessionary bus journeys<text:span text:style-name="T2">1,2<text:s/></text:span>by Travel Concession Authority (TCA): England, annual from 2014/15</text:p>
          </table:table-cell>
          <table:table-cell table:number-columns-repeated="9" table:style-name="ce14"/>
          <table:table-cell table:number-columns-repeated="2" table:style-name="ce3"/>
          <table:table-cell table:number-columns-repeated="2" table:style-name="ce4"/>
          <table:table-cell table:number-columns-repeated="16370" table:style-name="ce3"/>
        </table:table-row>
        <table:table-row table:style-name="ro5">
          <table:table-cell table:style-name="ce15"/>
          <table:table-cell table:style-name="ce16"/>
          <table:table-cell table:style-name="ce17"/>
          <table:table-cell table:number-columns-repeated="5" table:style-name="ce18"/>
          <table:table-cell table:style-name="ce19"/>
          <table:table-cell table:style-name="ce20"/>
          <table:table-cell table:number-columns-repeated="2" table:style-name="ce8"/>
          <table:table-cell table:number-columns-repeated="2" table:style-name="ce9"/>
          <table:table-cell table:style-name="ce18"/>
          <table:table-cell office:value-type="string" table:style-name="ce19">
            <text:p>Number</text:p>
          </table:table-cell>
          <table:table-cell table:number-columns-repeated="16368" table:style-name="ce10"/>
        </table:table-row>
        <table:table-row table:style-name="ro6">
          <table:table-cell table:number-columns-repeated="2" table:style-name="ce21"/>
          <table:table-cell table:style-name="ce22"/>
          <table:table-cell office:value-type="string" table:number-columns-spanned="5" table:number-rows-spanned="1" table:style-name="ce23">
            <text:p>Number of journeys</text:p>
          </table:table-cell>
          <table:covered-table-cell table:number-columns-repeated="4"/>
          <table:table-cell table:style-name="ce24"/>
          <table:table-cell table:style-name="ce8"/>
          <table:table-cell office:value-type="string" table:number-columns-spanned="5" table:number-rows-spanned="1" table:style-name="ce23">
            <text:p>Average journeys per pass</text:p>
          </table:table-cell>
          <table:covered-table-cell table:number-columns-repeated="4"/>
          <table:table-cell table:style-name="ce8"/>
          <table:table-cell table:number-columns-repeated="16368" table:style-name="ce10"/>
        </table:table-row>
        <table:table-row table:style-name="ro7">
          <table:table-cell office:value-type="string" table:style-name="ce25">
            <text:p>ONS code</text:p>
          </table:table-cell>
          <table:table-cell office:value-type="string" table:style-name="ce26">
            <text:p>TCA</text:p>
          </table:table-cell>
          <table:table-cell table:style-name="ce27"/>
          <table:table-cell office:value-type="string" table:style-name="ce28">
            <text:p>2014/15</text:p>
          </table:table-cell>
          <table:table-cell office:value-type="string" table:style-name="ce28">
            <text:p>2015/16</text:p>
          </table:table-cell>
          <table:table-cell office:value-type="string" table:style-name="ce28">
            <text:p>2016/17</text:p>
          </table:table-cell>
          <table:table-cell office:value-type="string" table:style-name="ce28">
            <text:p>2017/18</text:p>
          </table:table-cell>
          <table:table-cell office:value-type="string" table:style-name="ce28">
            <text:p>2018/19</text:p>
          </table:table-cell>
          <table:table-cell office:value-type="string" table:style-name="ce28">
            <text:p>2020/21</text:p>
          </table:table-cell>
          <table:table-cell table:style-name="ce8"/>
          <table:table-cell office:value-type="string" table:style-name="ce28">
            <text:p>2014/15</text:p>
          </table:table-cell>
          <table:table-cell office:value-type="string" table:style-name="ce28">
            <text:p>2015/16</text:p>
          </table:table-cell>
          <table:table-cell office:value-type="string" table:style-name="ce28">
            <text:p>2016/17</text:p>
          </table:table-cell>
          <table:table-cell office:value-type="string" table:style-name="ce28">
            <text:p>2017/18</text:p>
          </table:table-cell>
          <table:table-cell office:value-type="string" table:style-name="ce28">
            <text:p>2018/19</text:p>
          </table:table-cell>
          <table:table-cell office:value-type="string" table:style-name="ce28">
            <text:p>2020/21</text:p>
          </table:table-cell>
          <table:table-cell table:number-columns-repeated="16368" table:style-name="ce10"/>
        </table:table-row>
        <table:table-row table:style-name="ro8">
          <table:table-cell office:value-type="string" table:style-name="ce29">
            <text:p>E12000001</text:p>
          </table:table-cell>
          <table:table-cell office:value-type="string" table:style-name="ce29">
            <text:p>North East</text:p>
          </table:table-cell>
          <table:table-cell table:style-name="ce30"/>
          <table:table-cell table:number-columns-repeated="6" table:style-name="ce31"/>
          <table:table-cell table:style-name="ce8"/>
          <table:table-cell table:number-columns-repeated="2" table:style-name="ce31"/>
          <table:table-cell table:number-columns-repeated="2" table:style-name="ce9"/>
          <table:table-cell table:number-columns-repeated="2" table:style-name="ce8"/>
          <table:table-cell table:number-columns-repeated="16368" table:style-name="ce10"/>
        </table:table-row>
        <table:table-row table:style-name="ro9">
          <table:table-cell office:value-type="string" table:style-name="ce8">
            <text:p>E06000005</text:p>
          </table:table-cell>
          <table:table-cell office:value-type="string" table:style-name="ce8">
            <text:p>Darlington</text:p>
          </table:table-cell>
          <table:table-cell office:value-type="float" office:value="5" table:style-name="ce32">
            <text:p>5</text:p>
          </table:table-cell>
          <table:table-cell office:value-type="float" office:value="2580678" table:style-name="ce31">
            <text:p>2,580,678</text:p>
          </table:table-cell>
          <table:table-cell office:value-type="float" office:value="2645756" table:style-name="ce33">
            <text:p>2,645,756</text:p>
          </table:table-cell>
          <table:table-cell office:value-type="float" office:value="2550637" table:style-name="ce33">
            <text:p>2,550,637</text:p>
          </table:table-cell>
          <table:table-cell office:value-type="float" office:value="2417112" table:style-name="ce33">
            <text:p>2,417,112</text:p>
          </table:table-cell>
          <table:table-cell office:value-type="float" office:value="2332880" table:style-name="ce33">
            <text:p>2,332,880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116.56178861788618" table:style-name="ce31">
            <text:p>117</text:p>
          </table:table-cell>
          <table:table-cell office:value-type="float" office:value="128.69714952816423" table:style-name="ce31">
            <text:p>129</text:p>
          </table:table-cell>
          <table:table-cell office:value-type="float" office:value="126.40056494375341" table:style-name="ce31">
            <text:p>126</text:p>
          </table:table-cell>
          <table:table-cell office:value-type="float" office:value="123.22145187601957" table:style-name="ce34">
            <text:p>123</text:p>
          </table:table-cell>
          <table:table-cell office:value-type="float" office:value="119.81305531302964" table:style-name="ce31">
            <text:p>120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47</text:p>
          </table:table-cell>
          <table:table-cell office:value-type="string" table:style-name="ce8">
            <text:p>Durham</text:p>
          </table:table-cell>
          <table:table-cell table:style-name="ce32"/>
          <table:table-cell office:value-type="float" office:value="10274954" table:style-name="ce31">
            <text:p>10,274,954</text:p>
          </table:table-cell>
          <table:table-cell office:value-type="float" office:value="10049967" table:style-name="ce33">
            <text:p>10,049,967</text:p>
          </table:table-cell>
          <table:table-cell office:value-type="float" office:value="10120974" table:style-name="ce33">
            <text:p>10,120,974</text:p>
          </table:table-cell>
          <table:table-cell office:value-type="float" office:value="9461299" table:style-name="ce33">
            <text:p>9,461,299</text:p>
          </table:table-cell>
          <table:table-cell office:value-type="float" office:value="9409538" table:style-name="ce33">
            <text:p>9,409,538</text:p>
          </table:table-cell>
          <table:table-cell office:value-type="float" office:value="2658474.8618949899" table:style-name="ce33">
            <text:p>2,658,475</text:p>
          </table:table-cell>
          <table:table-cell table:style-name="ce8"/>
          <table:table-cell office:value-type="float" office:value="85.624616666666668" table:style-name="ce31">
            <text:p>86</text:p>
          </table:table-cell>
          <table:table-cell office:value-type="float" office:value="80.399736000000004" table:style-name="ce31">
            <text:p>80</text:p>
          </table:table-cell>
          <table:table-cell office:value-type="float" office:value="80.967792000000003" table:style-name="ce31">
            <text:p>81</text:p>
          </table:table-cell>
          <table:table-cell office:value-type="float" office:value="85.549066413490664" table:style-name="ce34">
            <text:p>86</text:p>
          </table:table-cell>
          <table:table-cell office:value-type="float" office:value="84.860825021193705" table:style-name="ce31">
            <text:p>85</text:p>
          </table:table-cell>
          <table:table-cell office:value-type="float" office:value="24.696686905058201" table:style-name="ce31">
            <text:p>25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01</text:p>
          </table:table-cell>
          <table:table-cell office:value-type="string" table:style-name="ce8">
            <text:p>Hartlepool</text:p>
          </table:table-cell>
          <table:table-cell office:value-type="float" office:value="5" table:style-name="ce32">
            <text:p>5</text:p>
          </table:table-cell>
          <table:table-cell office:value-type="float" office:value="1927926" table:style-name="ce31">
            <text:p>1,927,926</text:p>
          </table:table-cell>
          <table:table-cell office:value-type="float" office:value="1944667" table:style-name="ce33">
            <text:p>1,944,667</text:p>
          </table:table-cell>
          <table:table-cell office:value-type="float" office:value="1875128" table:style-name="ce33">
            <text:p>1,875,128</text:p>
          </table:table-cell>
          <table:table-cell office:value-type="float" office:value="1666008" table:style-name="ce33">
            <text:p>1,666,008</text:p>
          </table:table-cell>
          <table:table-cell office:value-type="float" office:value="1630813" table:style-name="ce33">
            <text:p>1,630,813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float" office:value="117.19803531609715" table:style-name="ce31">
            <text:p>117</text:p>
          </table:table-cell>
          <table:table-cell office:value-type="float" office:value="114.06581908875236" table:style-name="ce31">
            <text:p>114</text:p>
          </table:table-cell>
          <table:table-cell office:value-type="float" office:value="103.49804311362365" table:style-name="ce34">
            <text:p>103</text:p>
          </table:table-cell>
          <table:table-cell office:value-type="float" office:value="103.03993176217855" table:style-name="ce31">
            <text:p>103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02</text:p>
          </table:table-cell>
          <table:table-cell office:value-type="string" table:style-name="ce8">
            <text:p>Middlesbrough</text:p>
          </table:table-cell>
          <table:table-cell office:value-type="float" office:value="5" table:style-name="ce32">
            <text:p>5</text:p>
          </table:table-cell>
          <table:table-cell office:value-type="float" office:value="3306563" table:style-name="ce31">
            <text:p>3,306,563</text:p>
          </table:table-cell>
          <table:table-cell office:value-type="float" office:value="3400363" table:style-name="ce33">
            <text:p>3,400,363</text:p>
          </table:table-cell>
          <table:table-cell office:value-type="float" office:value="3224543" table:style-name="ce33">
            <text:p>3,224,543</text:p>
          </table:table-cell>
          <table:table-cell office:value-type="float" office:value="3015273" table:style-name="ce33">
            <text:p>3,015,273</text:p>
          </table:table-cell>
          <table:table-cell office:value-type="float" office:value="2951606" table:style-name="ce33">
            <text:p>2,951,606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141.41489179710888" table:style-name="ce31">
            <text:p>141</text:p>
          </table:table-cell>
          <table:table-cell office:value-type="float" office:value="157.27858464384829" table:style-name="ce31">
            <text:p>157</text:p>
          </table:table-cell>
          <table:table-cell office:value-type="float" office:value="153.06859394284629" table:style-name="ce31">
            <text:p>153</text:p>
          </table:table-cell>
          <table:table-cell office:value-type="float" office:value="157.81811996231551" table:style-name="ce34">
            <text:p>158</text:p>
          </table:table-cell>
          <table:table-cell office:value-type="float" office:value="148.29210209003216" table:style-name="ce31">
            <text:p>148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48</text:p>
          </table:table-cell>
          <table:table-cell office:value-type="string" table:style-name="ce8">
            <text:p>Northumberland</text:p>
          </table:table-cell>
          <table:table-cell table:style-name="ce32"/>
          <table:table-cell office:value-type="float" office:value="4055561" table:style-name="ce31">
            <text:p>4,055,561</text:p>
          </table:table-cell>
          <table:table-cell office:value-type="float" office:value="4200000" table:style-name="ce33">
            <text:p>4,200,000</text:p>
          </table:table-cell>
          <table:table-cell office:value-type="float" office:value="4286435" table:style-name="ce33">
            <text:p>4,286,435</text:p>
          </table:table-cell>
          <table:table-cell office:value-type="string" table:style-name="ce33">
            <text:p>..</text:p>
          </table:table-cell>
          <table:table-cell office:value-type="float" office:value="4098669" table:style-name="ce33">
            <text:p>4,098,669</text:p>
          </table:table-cell>
          <table:table-cell office:value-type="float" office:value="1067083" table:style-name="ce33">
            <text:p>1,067,083</text:p>
          </table:table-cell>
          <table:table-cell table:style-name="ce8"/>
          <table:table-cell office:value-type="float" office:value="54.075588682364867" table:style-name="ce31">
            <text:p>54</text:p>
          </table:table-cell>
          <table:table-cell office:value-type="float" office:value="50.873941640321235" table:style-name="ce31">
            <text:p>51</text:p>
          </table:table-cell>
          <table:table-cell office:value-type="float" office:value="50.17071058206632" table:style-name="ce31">
            <text:p>50</text:p>
          </table:table-cell>
          <table:table-cell office:value-type="string" table:style-name="ce34">
            <text:p>..</text:p>
          </table:table-cell>
          <table:table-cell office:value-type="float" office:value="60.53001639271632" table:style-name="ce31">
            <text:p>61</text:p>
          </table:table-cell>
          <table:table-cell office:value-type="float" office:value="18.182922673209966" table:style-name="ce31">
            <text:p>18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03</text:p>
          </table:table-cell>
          <table:table-cell office:value-type="string" table:style-name="ce8">
            <text:p>Redcar and Cleveland</text:p>
          </table:table-cell>
          <table:table-cell office:value-type="float" office:value="5" table:style-name="ce32">
            <text:p>5</text:p>
          </table:table-cell>
          <table:table-cell office:value-type="float" office:value="1960443" table:style-name="ce31">
            <text:p>1,960,443</text:p>
          </table:table-cell>
          <table:table-cell office:value-type="float" office:value="1946686" table:style-name="ce33">
            <text:p>1,946,686</text:p>
          </table:table-cell>
          <table:table-cell office:value-type="float" office:value="1790738" table:style-name="ce33">
            <text:p>1,790,738</text:p>
          </table:table-cell>
          <table:table-cell office:value-type="float" office:value="1666008" table:style-name="ce33">
            <text:p>1,666,008</text:p>
          </table:table-cell>
          <table:table-cell office:value-type="float" office:value="1723081" table:style-name="ce33">
            <text:p>1,723,081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70.845728534258456" table:style-name="ce31">
            <text:p>71</text:p>
          </table:table-cell>
          <table:table-cell office:value-type="float" office:value="68.965387749318026" table:style-name="ce31">
            <text:p>69</text:p>
          </table:table-cell>
          <table:table-cell office:value-type="float" office:value="63.388955752212389" table:style-name="ce31">
            <text:p>63</text:p>
          </table:table-cell>
          <table:table-cell office:value-type="float" office:value="66.111428571428576" table:style-name="ce34">
            <text:p>66</text:p>
          </table:table-cell>
          <table:table-cell office:value-type="float" office:value="66.471761438160641" table:style-name="ce31">
            <text:p>66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04</text:p>
          </table:table-cell>
          <table:table-cell office:value-type="string" table:style-name="ce8">
            <text:p>Stockton-on-Tees</text:p>
          </table:table-cell>
          <table:table-cell office:value-type="float" office:value="5" table:style-name="ce32">
            <text:p>5</text:p>
          </table:table-cell>
          <table:table-cell office:value-type="float" office:value="3559005" table:style-name="ce31">
            <text:p>3,559,005</text:p>
          </table:table-cell>
          <table:table-cell office:value-type="float" office:value="3696827" table:style-name="ce33">
            <text:p>3,696,827</text:p>
          </table:table-cell>
          <table:table-cell office:value-type="float" office:value="3478048" table:style-name="ce33">
            <text:p>3,478,048</text:p>
          </table:table-cell>
          <table:table-cell office:value-type="float" office:value="3443609" table:style-name="ce33">
            <text:p>3,443,609</text:p>
          </table:table-cell>
          <table:table-cell office:value-type="float" office:value="3434427" table:style-name="ce33">
            <text:p>3,434,427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95.173285198555959" table:style-name="ce31">
            <text:p>95</text:p>
          </table:table-cell>
          <table:table-cell office:value-type="float" office:value="96.248978104090185" table:style-name="ce31">
            <text:p>96</text:p>
          </table:table-cell>
          <table:table-cell office:value-type="float" office:value="87.687777329568377" table:style-name="ce31">
            <text:p>88</text:p>
          </table:table-cell>
          <table:table-cell office:value-type="float" office:value="96.861189243924386" table:style-name="ce34">
            <text:p>97</text:p>
          </table:table-cell>
          <table:table-cell office:value-type="float" office:value="96.186271214921859" table:style-name="ce31">
            <text:p>96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47000006</text:p>
          </table:table-cell>
          <table:table-cell office:value-type="string" table:style-name="ce8">
            <text:p>Tees Valley Combined Authority</text:p>
          </table:table-cell>
          <table:table-cell office:value-type="float" office:value="5" table:style-name="ce32">
            <text:p>5</text:p>
          </table:table-cell>
          <table:table-cell office:value-type="string" table:style-name="ce31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4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1000004</text:p>
          </table:table-cell>
          <table:table-cell office:value-type="string" table:style-name="ce8">
            <text:p>Tyne and Wear ITA</text:p>
          </table:table-cell>
          <table:table-cell office:value-type="float" office:value="3" table:style-name="ce32">
            <text:p>3</text:p>
          </table:table-cell>
          <table:table-cell office:value-type="float" office:value="38577737.039999999" table:style-name="ce31">
            <text:p>38,577,737</text:p>
          </table:table-cell>
          <table:table-cell office:value-type="float" office:value="37146503" table:style-name="ce33">
            <text:p>37,146,503</text:p>
          </table:table-cell>
          <table:table-cell office:value-type="float" office:value="36496547" table:style-name="ce33">
            <text:p>36,496,547</text:p>
          </table:table-cell>
          <table:table-cell office:value-type="float" office:value="33994126" table:style-name="ce33">
            <text:p>33,994,126</text:p>
          </table:table-cell>
          <table:table-cell office:value-type="float" office:value="34024168" table:style-name="ce33">
            <text:p>34,024,168</text:p>
          </table:table-cell>
          <table:table-cell office:value-type="float" office:value="11078803" table:style-name="ce33">
            <text:p>11,078,803</text:p>
          </table:table-cell>
          <table:table-cell table:style-name="ce8"/>
          <table:table-cell office:value-type="float" office:value="153.44185350176599" table:style-name="ce31">
            <text:p>153</text:p>
          </table:table-cell>
          <table:table-cell office:value-type="float" office:value="135.52913512231606" table:style-name="ce31">
            <text:p>136</text:p>
          </table:table-cell>
          <table:table-cell office:value-type="float" office:value="147.9443798111808" table:style-name="ce31">
            <text:p>148</text:p>
          </table:table-cell>
          <table:table-cell office:value-type="float" office:value="143.26768291911984" table:style-name="ce34">
            <text:p>143</text:p>
          </table:table-cell>
          <table:table-cell office:value-type="float" office:value="160.98722953247503" table:style-name="ce31">
            <text:p>161</text:p>
          </table:table-cell>
          <table:table-cell office:value-type="float" office:value="51.17750071600809" table:style-name="ce31">
            <text:p>51</text:p>
          </table:table-cell>
          <table:table-cell table:number-columns-repeated="16368" table:style-name="ce10"/>
        </table:table-row>
        <table:table-row table:style-name="ro8">
          <table:table-cell office:value-type="string" table:style-name="ce35">
            <text:p>E12000002</text:p>
          </table:table-cell>
          <table:table-cell office:value-type="string" table:style-name="ce35">
            <text:p>North West</text:p>
          </table:table-cell>
          <table:table-cell table:style-name="ce32"/>
          <table:table-cell table:style-name="ce31"/>
          <table:table-cell table:number-columns-repeated="5" table:style-name="ce33"/>
          <table:table-cell table:style-name="ce8"/>
          <table:table-cell table:number-columns-repeated="3" table:style-name="ce31"/>
          <table:table-cell table:style-name="ce34"/>
          <table:table-cell table:style-name="ce31"/>
          <table:table-cell table:style-name="ce8"/>
          <table:table-cell table:number-columns-repeated="16368" table:style-name="ce10"/>
        </table:table-row>
        <table:table-row table:style-name="ro9">
          <table:table-cell office:value-type="string" table:style-name="ce8">
            <text:p>E06000008</text:p>
          </table:table-cell>
          <table:table-cell office:value-type="string" table:style-name="ce8">
            <text:p>Blackburn with Darwen</text:p>
          </table:table-cell>
          <table:table-cell table:style-name="ce32"/>
          <table:table-cell office:value-type="float" office:value="1820055" table:style-name="ce31">
            <text:p>1,820,055</text:p>
          </table:table-cell>
          <table:table-cell office:value-type="float" office:value="1661150" table:style-name="ce33">
            <text:p>1,661,150</text:p>
          </table:table-cell>
          <table:table-cell office:value-type="float" office:value="1623065" table:style-name="ce33">
            <text:p>1,623,065</text:p>
          </table:table-cell>
          <table:table-cell office:value-type="float" office:value="1506838" table:style-name="ce33">
            <text:p>1,506,838</text:p>
          </table:table-cell>
          <table:table-cell office:value-type="float" office:value="1425283" table:style-name="ce33">
            <text:p>1,425,283</text:p>
          </table:table-cell>
          <table:table-cell office:value-type="float" office:value="422520" table:style-name="ce33">
            <text:p>422,520</text:p>
          </table:table-cell>
          <table:table-cell table:style-name="ce8"/>
          <table:table-cell office:value-type="float" office:value="83.769273254475991" table:style-name="ce31">
            <text:p>84</text:p>
          </table:table-cell>
          <table:table-cell office:value-type="float" office:value="75.796221938309913" table:style-name="ce31">
            <text:p>76</text:p>
          </table:table-cell>
          <table:table-cell office:value-type="float" office:value="72.040168664003545" table:style-name="ce31">
            <text:p>72</text:p>
          </table:table-cell>
          <table:table-cell office:value-type="float" office:value="64.924727476410013" table:style-name="ce34">
            <text:p>65</text:p>
          </table:table-cell>
          <table:table-cell office:value-type="float" office:value="75.244588744588739" table:style-name="ce31">
            <text:p>75</text:p>
          </table:table-cell>
          <table:table-cell office:value-type="float" office:value="24.410422323646657" table:style-name="ce31">
            <text:p>24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09</text:p>
          </table:table-cell>
          <table:table-cell office:value-type="string" table:style-name="ce8">
            <text:p>Blackpool</text:p>
          </table:table-cell>
          <table:table-cell table:style-name="ce32"/>
          <table:table-cell office:value-type="float" office:value="3954301" table:style-name="ce31">
            <text:p>3,954,301</text:p>
          </table:table-cell>
          <table:table-cell office:value-type="string" table:style-name="ce33">
            <text:p>..</text:p>
          </table:table-cell>
          <table:table-cell office:value-type="float" office:value="3485146" table:style-name="ce33">
            <text:p>3,485,146</text:p>
          </table:table-cell>
          <table:table-cell office:value-type="float" office:value="3339901" table:style-name="ce33">
            <text:p>3,339,901</text:p>
          </table:table-cell>
          <table:table-cell office:value-type="float" office:value="3417430" table:style-name="ce33">
            <text:p>3,417,430</text:p>
          </table:table-cell>
          <table:table-cell office:value-type="float" office:value="868881" table:style-name="ce33">
            <text:p>868,881</text:p>
          </table:table-cell>
          <table:table-cell table:style-name="ce8"/>
          <table:table-cell office:value-type="float" office:value="126.82171263630532" table:style-name="ce31">
            <text:p>127</text:p>
          </table:table-cell>
          <table:table-cell office:value-type="string" table:style-name="ce31">
            <text:p>..</text:p>
          </table:table-cell>
          <table:table-cell office:value-type="float" office:value="110.98484172982613" table:style-name="ce31">
            <text:p>111</text:p>
          </table:table-cell>
          <table:table-cell office:value-type="float" office:value="103.08336419753087" table:style-name="ce34">
            <text:p>103</text:p>
          </table:table-cell>
          <table:table-cell office:value-type="float" office:value="122.17324467324467" table:style-name="ce31">
            <text:p>122</text:p>
          </table:table-cell>
          <table:table-cell office:value-type="float" office:value="33.428785780240077" table:style-name="ce31">
            <text:p>33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49</text:p>
          </table:table-cell>
          <table:table-cell office:value-type="string" table:style-name="ce8">
            <text:p>Cheshire East</text:p>
          </table:table-cell>
          <table:table-cell table:style-name="ce32"/>
          <table:table-cell office:value-type="float" office:value="2599720" table:style-name="ce31">
            <text:p>2,599,720</text:p>
          </table:table-cell>
          <table:table-cell office:value-type="float" office:value="2491013" table:style-name="ce33">
            <text:p>2,491,013</text:p>
          </table:table-cell>
          <table:table-cell office:value-type="float" office:value="2373755" table:style-name="ce33">
            <text:p>2,373,755</text:p>
          </table:table-cell>
          <table:table-cell office:value-type="float" office:value="2150046" table:style-name="ce33">
            <text:p>2,150,046</text:p>
          </table:table-cell>
          <table:table-cell office:value-type="float" office:value="1995249" table:style-name="ce33">
            <text:p>1,995,249</text:p>
          </table:table-cell>
          <table:table-cell office:value-type="float" office:value="528218" table:style-name="ce33">
            <text:p>528,218</text:p>
          </table:table-cell>
          <table:table-cell table:style-name="ce8"/>
          <table:table-cell office:value-type="float" office:value="39.602711554573844" table:style-name="ce31">
            <text:p>40</text:p>
          </table:table-cell>
          <table:table-cell office:value-type="float" office:value="37.711766130741516" table:style-name="ce31">
            <text:p>38</text:p>
          </table:table-cell>
          <table:table-cell office:value-type="float" office:value="36.119767494940582" table:style-name="ce31">
            <text:p>36</text:p>
          </table:table-cell>
          <table:table-cell office:value-type="float" office:value="34.363348676639816" table:style-name="ce34">
            <text:p>34</text:p>
          </table:table-cell>
          <table:table-cell office:value-type="float" office:value="33.496440922674012" table:style-name="ce31">
            <text:p>33</text:p>
          </table:table-cell>
          <table:table-cell office:value-type="float" office:value="8.7220818678687611" table:style-name="ce31">
            <text:p>9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50</text:p>
          </table:table-cell>
          <table:table-cell office:value-type="string" table:style-name="ce8">
            <text:p>Cheshire West and Chester</text:p>
          </table:table-cell>
          <table:table-cell table:style-name="ce32"/>
          <table:table-cell office:value-type="float" office:value="3259283" table:style-name="ce31">
            <text:p>3,259,283</text:p>
          </table:table-cell>
          <table:table-cell office:value-type="float" office:value="3171865" table:style-name="ce33">
            <text:p>3,171,865</text:p>
          </table:table-cell>
          <table:table-cell office:value-type="float" office:value="2958233" table:style-name="ce33">
            <text:p>2,958,233</text:p>
          </table:table-cell>
          <table:table-cell office:value-type="float" office:value="2776559" table:style-name="ce33">
            <text:p>2,776,559</text:p>
          </table:table-cell>
          <table:table-cell office:value-type="float" office:value="2725608" table:style-name="ce33">
            <text:p>2,725,608</text:p>
          </table:table-cell>
          <table:table-cell office:value-type="float" office:value="696548" table:style-name="ce33">
            <text:p>696,548</text:p>
          </table:table-cell>
          <table:table-cell table:style-name="ce8"/>
          <table:table-cell office:value-type="float" office:value="48.337950672579233" table:style-name="ce31">
            <text:p>48</text:p>
          </table:table-cell>
          <table:table-cell office:value-type="float" office:value="45.119631858205665" table:style-name="ce31">
            <text:p>45</text:p>
          </table:table-cell>
          <table:table-cell office:value-type="float" office:value="46.592216342216339" table:style-name="ce31">
            <text:p>47</text:p>
          </table:table-cell>
          <table:table-cell office:value-type="float" office:value="45.698656966983769" table:style-name="ce34">
            <text:p>46</text:p>
          </table:table-cell>
          <table:table-cell office:value-type="float" office:value="48.578751314452745" table:style-name="ce31">
            <text:p>49</text:p>
          </table:table-cell>
          <table:table-cell office:value-type="float" office:value="14.314296870183515" table:style-name="ce31">
            <text:p>14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06</text:p>
          </table:table-cell>
          <table:table-cell office:value-type="string" table:style-name="ce8">
            <text:p>Cumbria</text:p>
          </table:table-cell>
          <table:table-cell table:style-name="ce32"/>
          <table:table-cell office:value-type="float" office:value="6417025" table:style-name="ce31">
            <text:p>6,417,025</text:p>
          </table:table-cell>
          <table:table-cell office:value-type="float" office:value="6098682" table:style-name="ce33">
            <text:p>6,098,682</text:p>
          </table:table-cell>
          <table:table-cell office:value-type="float" office:value="6001302" table:style-name="ce33">
            <text:p>6,001,302</text:p>
          </table:table-cell>
          <table:table-cell office:value-type="float" office:value="5678692" table:style-name="ce33">
            <text:p>5,678,692</text:p>
          </table:table-cell>
          <table:table-cell office:value-type="float" office:value="5567654" table:style-name="ce33">
            <text:p>5,567,654</text:p>
          </table:table-cell>
          <table:table-cell office:value-type="float" office:value="1556092" table:style-name="ce33">
            <text:p>1,556,092</text:p>
          </table:table-cell>
          <table:table-cell table:style-name="ce8"/>
          <table:table-cell office:value-type="float" office:value="64.698187207614126" table:style-name="ce31">
            <text:p>65</text:p>
          </table:table-cell>
          <table:table-cell office:value-type="float" office:value="61.155609482170789" table:style-name="ce31">
            <text:p>61</text:p>
          </table:table-cell>
          <table:table-cell office:value-type="float" office:value="58.77751660104601" table:style-name="ce31">
            <text:p>59</text:p>
          </table:table-cell>
          <table:table-cell office:value-type="float" office:value="55.197776028149576" table:style-name="ce34">
            <text:p>55</text:p>
          </table:table-cell>
          <table:table-cell office:value-type="float" office:value="59.685623318289508" table:style-name="ce31">
            <text:p>60</text:p>
          </table:table-cell>
          <table:table-cell office:value-type="float" office:value="17.713056346044393" table:style-name="ce31">
            <text:p>18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06</text:p>
          </table:table-cell>
          <table:table-cell office:value-type="string" table:style-name="ce8">
            <text:p>Halton</text:p>
          </table:table-cell>
          <table:table-cell table:style-name="ce32"/>
          <table:table-cell office:value-type="float" office:value="1933224" table:style-name="ce31">
            <text:p>1,933,224</text:p>
          </table:table-cell>
          <table:table-cell office:value-type="string" table:style-name="ce33">
            <text:p>..</text:p>
          </table:table-cell>
          <table:table-cell office:value-type="float" office:value="1847481" table:style-name="ce33">
            <text:p>1,847,481</text:p>
          </table:table-cell>
          <table:table-cell office:value-type="float" office:value="1775638" table:style-name="ce33">
            <text:p>1,775,638</text:p>
          </table:table-cell>
          <table:table-cell office:value-type="float" office:value="1739648" table:style-name="ce33">
            <text:p>1,739,648</text:p>
          </table:table-cell>
          <table:table-cell office:value-type="float" office:value="455048" table:style-name="ce33">
            <text:p>455,048</text:p>
          </table:table-cell>
          <table:table-cell table:style-name="ce8"/>
          <table:table-cell office:value-type="float" office:value="82.114598819181921" table:style-name="ce31">
            <text:p>82</text:p>
          </table:table-cell>
          <table:table-cell office:value-type="string" table:style-name="ce31">
            <text:p>..</text:p>
          </table:table-cell>
          <table:table-cell office:value-type="float" office:value="80.279885282231788" table:style-name="ce31">
            <text:p>80</text:p>
          </table:table-cell>
          <table:table-cell office:value-type="float" office:value="80.411104066660627" table:style-name="ce34">
            <text:p>80</text:p>
          </table:table-cell>
          <table:table-cell office:value-type="float" office:value="84.326126999515267" table:style-name="ce31">
            <text:p>84</text:p>
          </table:table-cell>
          <table:table-cell office:value-type="float" office:value="22.847215946176632" table:style-name="ce31">
            <text:p>23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17</text:p>
          </table:table-cell>
          <table:table-cell office:value-type="string" table:style-name="ce8">
            <text:p>Lancashire</text:p>
          </table:table-cell>
          <table:table-cell table:style-name="ce32"/>
          <table:table-cell office:value-type="float" office:value="16588031" table:style-name="ce31">
            <text:p>16,588,031</text:p>
          </table:table-cell>
          <table:table-cell office:value-type="string" table:style-name="ce33">
            <text:p>..</text:p>
          </table:table-cell>
          <table:table-cell office:value-type="float" office:value="14357946" table:style-name="ce33">
            <text:p>14,357,946</text:p>
          </table:table-cell>
          <table:table-cell office:value-type="float" office:value="13170081" table:style-name="ce33">
            <text:p>13,170,081</text:p>
          </table:table-cell>
          <table:table-cell office:value-type="float" office:value="12929871" table:style-name="ce33">
            <text:p>12,929,871</text:p>
          </table:table-cell>
          <table:table-cell office:value-type="float" office:value="3642871" table:style-name="ce33">
            <text:p>3,642,871</text:p>
          </table:table-cell>
          <table:table-cell table:style-name="ce8"/>
          <table:table-cell office:value-type="float" office:value="72.753245557095497" table:style-name="ce31">
            <text:p>73</text:p>
          </table:table-cell>
          <table:table-cell office:value-type="string" table:style-name="ce31">
            <text:p>..</text:p>
          </table:table-cell>
          <table:table-cell office:value-type="float" office:value="61.233137154554761" table:style-name="ce31">
            <text:p>61</text:p>
          </table:table-cell>
          <table:table-cell office:value-type="float" office:value="55.227643844692601" table:style-name="ce34">
            <text:p>55</text:p>
          </table:table-cell>
          <table:table-cell office:value-type="float" office:value="62.41851719543515" table:style-name="ce31">
            <text:p>62</text:p>
          </table:table-cell>
          <table:table-cell office:value-type="float" office:value="18.415358639550696" table:style-name="ce31">
            <text:p>18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07</text:p>
          </table:table-cell>
          <table:table-cell office:value-type="string" table:style-name="ce8">
            <text:p>Warrington</text:p>
          </table:table-cell>
          <table:table-cell table:style-name="ce32"/>
          <table:table-cell office:value-type="float" office:value="2717723" table:style-name="ce31">
            <text:p>2,717,723</text:p>
          </table:table-cell>
          <table:table-cell office:value-type="string" table:style-name="ce33">
            <text:p>..</text:p>
          </table:table-cell>
          <table:table-cell office:value-type="float" office:value="2489569" table:style-name="ce33">
            <text:p>2,489,569</text:p>
          </table:table-cell>
          <table:table-cell office:value-type="float" office:value="2404841" table:style-name="ce33">
            <text:p>2,404,841</text:p>
          </table:table-cell>
          <table:table-cell office:value-type="float" office:value="2310923" table:style-name="ce33">
            <text:p>2,310,923</text:p>
          </table:table-cell>
          <table:table-cell office:value-type="float" office:value="575203" table:style-name="ce33">
            <text:p>575,203</text:p>
          </table:table-cell>
          <table:table-cell table:style-name="ce8"/>
          <table:table-cell office:value-type="float" office:value="74.163542093054986" table:style-name="ce31">
            <text:p>74</text:p>
          </table:table-cell>
          <table:table-cell office:value-type="string" table:style-name="ce31">
            <text:p>..</text:p>
          </table:table-cell>
          <table:table-cell office:value-type="float" office:value="66.875359282241391" table:style-name="ce31">
            <text:p>67</text:p>
          </table:table-cell>
          <table:table-cell office:value-type="float" office:value="72.376109790230842" table:style-name="ce34">
            <text:p>72</text:p>
          </table:table-cell>
          <table:table-cell office:value-type="float" office:value="74.423464622717461" table:style-name="ce31">
            <text:p>74</text:p>
          </table:table-cell>
          <table:table-cell office:value-type="float" office:value="19.087539406006304" table:style-name="ce31">
            <text:p>19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1000001</text:p>
          </table:table-cell>
          <table:table-cell office:value-type="string" table:style-name="ce8">
            <text:p>Greater Manchester ITA</text:p>
          </table:table-cell>
          <table:table-cell office:value-type="float" office:value="3" table:style-name="ce32">
            <text:p>3</text:p>
          </table:table-cell>
          <table:table-cell office:value-type="float" office:value="47961000" table:style-name="ce31">
            <text:p>47,961,000</text:p>
          </table:table-cell>
          <table:table-cell office:value-type="float" office:value="45473000" table:style-name="ce33">
            <text:p>45,473,000</text:p>
          </table:table-cell>
          <table:table-cell office:value-type="float" office:value="43257000" table:style-name="ce33">
            <text:p>43,257,000</text:p>
          </table:table-cell>
          <table:table-cell office:value-type="float" office:value="41007000" table:style-name="ce33">
            <text:p>41,007,000</text:p>
          </table:table-cell>
          <table:table-cell office:value-type="float" office:value="39645000" table:style-name="ce33">
            <text:p>39,645,000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100.97052631578947" table:style-name="ce31">
            <text:p>101</text:p>
          </table:table-cell>
          <table:table-cell office:value-type="float" office:value="92.802040816326524" table:style-name="ce31">
            <text:p>93</text:p>
          </table:table-cell>
          <table:table-cell office:value-type="float" office:value="88.279591836734696" table:style-name="ce31">
            <text:p>88</text:p>
          </table:table-cell>
          <table:table-cell office:value-type="float" office:value="92.566591422121903" table:style-name="ce34">
            <text:p>93</text:p>
          </table:table-cell>
          <table:table-cell office:value-type="float" office:value="87.516556291390728" table:style-name="ce31">
            <text:p>88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1000002</text:p>
          </table:table-cell>
          <table:table-cell office:value-type="string" table:style-name="ce8">
            <text:p>Merseyside ITA</text:p>
          </table:table-cell>
          <table:table-cell office:value-type="float" office:value="3" table:style-name="ce32">
            <text:p>3</text:p>
          </table:table-cell>
          <table:table-cell office:value-type="float" office:value="37699002" table:style-name="ce33">
            <text:p>37,699,002</text:p>
          </table:table-cell>
          <table:table-cell office:value-type="string" table:style-name="ce33">
            <text:p>..</text:p>
          </table:table-cell>
          <table:table-cell office:value-type="float" office:value="37297409" table:style-name="ce33">
            <text:p>37,297,409</text:p>
          </table:table-cell>
          <table:table-cell office:value-type="float" office:value="35397394" table:style-name="ce33">
            <text:p>35,397,394</text:p>
          </table:table-cell>
          <table:table-cell office:value-type="float" office:value="34993228" table:style-name="ce33">
            <text:p>34,993,228</text:p>
          </table:table-cell>
          <table:table-cell office:value-type="float" office:value="13379321" table:style-name="ce33">
            <text:p>13,379,321</text:p>
          </table:table-cell>
          <table:table-cell table:style-name="ce8"/>
          <table:table-cell office:value-type="float" office:value="116.06049467092747" table:style-name="ce31">
            <text:p>116</text:p>
          </table:table-cell>
          <table:table-cell office:value-type="string" table:style-name="ce31">
            <text:p>..</text:p>
          </table:table-cell>
          <table:table-cell office:value-type="float" office:value="111.43301155936386" table:style-name="ce31">
            <text:p>111</text:p>
          </table:table-cell>
          <table:table-cell office:value-type="float" office:value="105.85091863831009" table:style-name="ce34">
            <text:p>106</text:p>
          </table:table-cell>
          <table:table-cell office:value-type="float" office:value="101.46611535740382" table:style-name="ce31">
            <text:p>101</text:p>
          </table:table-cell>
          <table:table-cell office:value-type="float" office:value="37.036285221550784" table:style-name="ce31">
            <text:p>37</text:p>
          </table:table-cell>
          <table:table-cell table:number-columns-repeated="16368" table:style-name="ce10"/>
        </table:table-row>
        <table:table-row table:style-name="ro8">
          <table:table-cell office:value-type="string" table:style-name="ce35">
            <text:p>E12000003</text:p>
          </table:table-cell>
          <table:table-cell office:value-type="string" table:style-name="ce35">
            <text:p>Yorkshire and the Humber</text:p>
          </table:table-cell>
          <table:table-cell table:style-name="ce32"/>
          <table:table-cell table:style-name="ce31"/>
          <table:table-cell table:number-columns-repeated="5" table:style-name="ce33"/>
          <table:table-cell table:style-name="ce8"/>
          <table:table-cell table:number-columns-repeated="3" table:style-name="ce31"/>
          <table:table-cell table:style-name="ce34"/>
          <table:table-cell table:style-name="ce31"/>
          <table:table-cell table:style-name="ce8"/>
          <table:table-cell table:number-columns-repeated="16368" table:style-name="ce10"/>
        </table:table-row>
        <table:table-row table:style-name="ro9">
          <table:table-cell office:value-type="string" table:style-name="ce8">
            <text:p>E06000011</text:p>
          </table:table-cell>
          <table:table-cell office:value-type="string" table:style-name="ce8">
            <text:p>East Riding of Yorkshire</text:p>
          </table:table-cell>
          <table:table-cell table:style-name="ce32"/>
          <table:table-cell office:value-type="string" table:style-name="ce31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4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10</text:p>
          </table:table-cell>
          <table:table-cell office:value-type="string" table:style-name="ce8">
            <text:p>Kingston upon Hull, City of</text:p>
          </table:table-cell>
          <table:table-cell table:style-name="ce32"/>
          <table:table-cell office:value-type="float" office:value="5767213" table:style-name="ce31">
            <text:p>5,767,213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float" office:value="5682507" table:style-name="ce33">
            <text:p>5,682,507</text:p>
          </table:table-cell>
          <table:table-cell office:value-type="float" office:value="5642982" table:style-name="ce33">
            <text:p>5,642,982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float" office:value="158.70264760096074" table:style-name="ce34">
            <text:p>159</text:p>
          </table:table-cell>
          <table:table-cell office:value-type="float" office:value="154.67852639657914" table:style-name="ce31">
            <text:p>155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12</text:p>
          </table:table-cell>
          <table:table-cell office:value-type="string" table:style-name="ce8">
            <text:p>North East Lincolnshire</text:p>
          </table:table-cell>
          <table:table-cell table:style-name="ce32"/>
          <table:table-cell office:value-type="float" office:value="2599001" table:style-name="ce31">
            <text:p>2,599,001</text:p>
          </table:table-cell>
          <table:table-cell office:value-type="float" office:value="2576135" table:style-name="ce33">
            <text:p>2,576,135</text:p>
          </table:table-cell>
          <table:table-cell office:value-type="float" office:value="2442934" table:style-name="ce33">
            <text:p>2,442,934</text:p>
          </table:table-cell>
          <table:table-cell office:value-type="float" office:value="2312792" table:style-name="ce33">
            <text:p>2,312,792</text:p>
          </table:table-cell>
          <table:table-cell office:value-type="float" office:value="2341579" table:style-name="ce33">
            <text:p>2,341,579</text:p>
          </table:table-cell>
          <table:table-cell office:value-type="float" office:value="756663" table:style-name="ce33">
            <text:p>756,663</text:p>
          </table:table-cell>
          <table:table-cell table:style-name="ce8"/>
          <table:table-cell office:value-type="float" office:value="92.679135613165499" table:style-name="ce31">
            <text:p>93</text:p>
          </table:table-cell>
          <table:table-cell office:value-type="float" office:value="91.860469262587358" table:style-name="ce31">
            <text:p>92</text:p>
          </table:table-cell>
          <table:table-cell office:value-type="string" table:style-name="ce31">
            <text:p>..</text:p>
          </table:table-cell>
          <table:table-cell office:value-type="float" office:value="87.143632253202711" table:style-name="ce34">
            <text:p>87</text:p>
          </table:table-cell>
          <table:table-cell office:value-type="float" office:value="91.303868049598378" table:style-name="ce31">
            <text:p>91</text:p>
          </table:table-cell>
          <table:table-cell office:value-type="float" office:value="33.73893075311009" table:style-name="ce31">
            <text:p>34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13</text:p>
          </table:table-cell>
          <table:table-cell office:value-type="string" table:style-name="ce8">
            <text:p>North Lincolnshire</text:p>
          </table:table-cell>
          <table:table-cell table:style-name="ce32"/>
          <table:table-cell office:value-type="float" office:value="1530504" table:style-name="ce31">
            <text:p>1,530,504</text:p>
          </table:table-cell>
          <table:table-cell office:value-type="float" office:value="1519192" table:style-name="ce33">
            <text:p>1,519,192</text:p>
          </table:table-cell>
          <table:table-cell office:value-type="float" office:value="1448526" table:style-name="ce33">
            <text:p>1,448,526</text:p>
          </table:table-cell>
          <table:table-cell office:value-type="float" office:value="1264753" table:style-name="ce33">
            <text:p>1,264,753</text:p>
          </table:table-cell>
          <table:table-cell office:value-type="float" office:value="1205220" table:style-name="ce33">
            <text:p>1,205,220</text:p>
          </table:table-cell>
          <table:table-cell office:value-type="float" office:value="329034" table:style-name="ce33">
            <text:p>329,034</text:p>
          </table:table-cell>
          <table:table-cell table:style-name="ce8"/>
          <table:table-cell office:value-type="float" office:value="45.600929595089831" table:style-name="ce31">
            <text:p>46</text:p>
          </table:table-cell>
          <table:table-cell office:value-type="float" office:value="44.501493936375887" table:style-name="ce31">
            <text:p>45</text:p>
          </table:table-cell>
          <table:table-cell office:value-type="float" office:value="48.619675762763066" table:style-name="ce31">
            <text:p>49</text:p>
          </table:table-cell>
          <table:table-cell office:value-type="float" office:value="46.397630140504056" table:style-name="ce34">
            <text:p>46</text:p>
          </table:table-cell>
          <table:table-cell office:value-type="float" office:value="45.394350282485874" table:style-name="ce31">
            <text:p>45</text:p>
          </table:table-cell>
          <table:table-cell office:value-type="float" office:value="13.534923899629781" table:style-name="ce31">
            <text:p>14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23</text:p>
          </table:table-cell>
          <table:table-cell office:value-type="string" table:style-name="ce8">
            <text:p>North Yorkshire</text:p>
          </table:table-cell>
          <table:table-cell table:style-name="ce32"/>
          <table:table-cell office:value-type="float" office:value="6895886" table:style-name="ce31">
            <text:p>6,895,886</text:p>
          </table:table-cell>
          <table:table-cell office:value-type="float" office:value="6862597" table:style-name="ce33">
            <text:p>6,862,597</text:p>
          </table:table-cell>
          <table:table-cell office:value-type="float" office:value="6550893" table:style-name="ce33">
            <text:p>6,550,893</text:p>
          </table:table-cell>
          <table:table-cell office:value-type="float" office:value="6328839" table:style-name="ce33">
            <text:p>6,328,839</text:p>
          </table:table-cell>
          <table:table-cell office:value-type="float" office:value="6129390" table:style-name="ce33">
            <text:p>6,129,390</text:p>
          </table:table-cell>
          <table:table-cell office:value-type="float" office:value="1436565" table:style-name="ce33">
            <text:p>1,436,565</text:p>
          </table:table-cell>
          <table:table-cell table:style-name="ce8"/>
          <table:table-cell office:value-type="float" office:value="51.835515732820184" table:style-name="ce31">
            <text:p>52</text:p>
          </table:table-cell>
          <table:table-cell office:value-type="float" office:value="53.236393396841159" table:style-name="ce31">
            <text:p>53</text:p>
          </table:table-cell>
          <table:table-cell office:value-type="float" office:value="51.845963293313176" table:style-name="ce31">
            <text:p>52</text:p>
          </table:table-cell>
          <table:table-cell office:value-type="float" office:value="49.856146901734654" table:style-name="ce34">
            <text:p>50</text:p>
          </table:table-cell>
          <table:table-cell office:value-type="float" office:value="48.669514606277644" table:style-name="ce31">
            <text:p>49</text:p>
          </table:table-cell>
          <table:table-cell office:value-type="float" office:value="11.420978987621538" table:style-name="ce31">
            <text:p>11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14</text:p>
          </table:table-cell>
          <table:table-cell office:value-type="string" table:style-name="ce8">
            <text:p>York</text:p>
          </table:table-cell>
          <table:table-cell table:style-name="ce32"/>
          <table:table-cell office:value-type="float" office:value="4925488" table:style-name="ce31">
            <text:p>4,925,488</text:p>
          </table:table-cell>
          <table:table-cell office:value-type="float" office:value="5137112" table:style-name="ce33">
            <text:p>5,137,112</text:p>
          </table:table-cell>
          <table:table-cell office:value-type="float" office:value="4834406" table:style-name="ce33">
            <text:p>4,834,406</text:p>
          </table:table-cell>
          <table:table-cell office:value-type="float" office:value="4534569" table:style-name="ce33">
            <text:p>4,534,569</text:p>
          </table:table-cell>
          <table:table-cell office:value-type="float" office:value="4577012" table:style-name="ce33">
            <text:p>4,577,012</text:p>
          </table:table-cell>
          <table:table-cell office:value-type="float" office:value="1065029" table:style-name="ce33">
            <text:p>1,065,029</text:p>
          </table:table-cell>
          <table:table-cell table:style-name="ce8"/>
          <table:table-cell office:value-type="float" office:value="121.0342302494164" table:style-name="ce31">
            <text:p>121</text:p>
          </table:table-cell>
          <table:table-cell office:value-type="float" office:value="128.44385548193523" table:style-name="ce31">
            <text:p>128</text:p>
          </table:table-cell>
          <table:table-cell office:value-type="float" office:value="122.30642345738356" table:style-name="ce31">
            <text:p>122</text:p>
          </table:table-cell>
          <table:table-cell office:value-type="float" office:value="117.02717559615981" table:style-name="ce34">
            <text:p>117</text:p>
          </table:table-cell>
          <table:table-cell office:value-type="float" office:value="116.33020714194942" table:style-name="ce31">
            <text:p>116</text:p>
          </table:table-cell>
          <table:table-cell office:value-type="float" office:value="27.799561483646993" table:style-name="ce31">
            <text:p>28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1000003</text:p>
          </table:table-cell>
          <table:table-cell office:value-type="string" table:style-name="ce8">
            <text:p>South Yorkshire ITA</text:p>
          </table:table-cell>
          <table:table-cell office:value-type="float" office:value="3" table:style-name="ce32">
            <text:p>3</text:p>
          </table:table-cell>
          <table:table-cell office:value-type="string" table:style-name="ce31">
            <text:p>..</text:p>
          </table:table-cell>
          <table:table-cell office:value-type="string" table:style-name="ce33">
            <text:p>..</text:p>
          </table:table-cell>
          <table:table-cell office:value-type="float" office:value="28236498" table:style-name="ce33">
            <text:p>28,236,498</text:p>
          </table:table-cell>
          <table:table-cell office:value-type="float" office:value="26397140" table:style-name="ce33">
            <text:p>26,397,140</text:p>
          </table:table-cell>
          <table:table-cell office:value-type="float" office:value="25120821" table:style-name="ce33">
            <text:p>25,120,821</text:p>
          </table:table-cell>
          <table:table-cell office:value-type="float" office:value="8464058" table:style-name="ce33">
            <text:p>8,464,058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float" office:value="110.36478051335368" table:style-name="ce31">
            <text:p>110</text:p>
          </table:table-cell>
          <table:table-cell office:value-type="float" office:value="104.42443638320009" table:style-name="ce34">
            <text:p>104</text:p>
          </table:table-cell>
          <table:table-cell office:value-type="float" office:value="98.433118997519657" table:style-name="ce31">
            <text:p>98</text:p>
          </table:table-cell>
          <table:table-cell office:value-type="float" office:value="32.622199439598852" table:style-name="ce31">
            <text:p>33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1000006</text:p>
          </table:table-cell>
          <table:table-cell office:value-type="string" table:style-name="ce8">
            <text:p>West Yorkshire ITA</text:p>
          </table:table-cell>
          <table:table-cell office:value-type="float" office:value="3" table:style-name="ce32">
            <text:p>3</text:p>
          </table:table-cell>
          <table:table-cell office:value-type="float" office:value="47900000" table:style-name="ce31">
            <text:p>47,900,000</text:p>
          </table:table-cell>
          <table:table-cell office:value-type="float" office:value="46071900" table:style-name="ce33">
            <text:p>46,071,900</text:p>
          </table:table-cell>
          <table:table-cell office:value-type="float" office:value="42652034" table:style-name="ce33">
            <text:p>42,652,034</text:p>
          </table:table-cell>
          <table:table-cell office:value-type="float" office:value="39961814" table:style-name="ce33">
            <text:p>39,961,814</text:p>
          </table:table-cell>
          <table:table-cell office:value-type="float" office:value="38935375" table:style-name="ce33">
            <text:p>38,935,375</text:p>
          </table:table-cell>
          <table:table-cell office:value-type="float" office:value="12675520" table:style-name="ce33">
            <text:p>12,675,520</text:p>
          </table:table-cell>
          <table:table-cell table:style-name="ce8"/>
          <table:table-cell office:value-type="float" office:value="123.76877202774074" table:style-name="ce31">
            <text:p>124</text:p>
          </table:table-cell>
          <table:table-cell office:value-type="float" office:value="116.93375634517767" table:style-name="ce31">
            <text:p>117</text:p>
          </table:table-cell>
          <table:table-cell office:value-type="float" office:value="109.28460813151449" table:style-name="ce31">
            <text:p>109</text:p>
          </table:table-cell>
          <table:table-cell office:value-type="float" office:value="116.68466495560286" table:style-name="ce34">
            <text:p>117</text:p>
          </table:table-cell>
          <table:table-cell office:value-type="float" office:value="110.01645921928201" table:style-name="ce31">
            <text:p>110</text:p>
          </table:table-cell>
          <table:table-cell office:value-type="float" office:value="34.379512549702461" table:style-name="ce31">
            <text:p>34</text:p>
          </table:table-cell>
          <table:table-cell table:number-columns-repeated="16368" table:style-name="ce10"/>
        </table:table-row>
        <table:table-row table:style-name="ro8">
          <table:table-cell office:value-type="string" table:style-name="ce35">
            <text:p>E12000004</text:p>
          </table:table-cell>
          <table:table-cell office:value-type="string" table:style-name="ce35">
            <text:p>East Midlands</text:p>
          </table:table-cell>
          <table:table-cell table:style-name="ce32"/>
          <table:table-cell table:style-name="ce31"/>
          <table:table-cell table:number-columns-repeated="5" table:style-name="ce33"/>
          <table:table-cell table:style-name="ce8"/>
          <table:table-cell table:number-columns-repeated="3" table:style-name="ce31"/>
          <table:table-cell table:style-name="ce34"/>
          <table:table-cell table:style-name="ce31"/>
          <table:table-cell table:style-name="ce8"/>
          <table:table-cell table:number-columns-repeated="16368" table:style-name="ce10"/>
        </table:table-row>
        <table:table-row table:style-name="ro9">
          <table:table-cell office:value-type="string" table:style-name="ce8">
            <text:p>E06000015</text:p>
          </table:table-cell>
          <table:table-cell office:value-type="string" table:style-name="ce8">
            <text:p>Derby</text:p>
          </table:table-cell>
          <table:table-cell table:style-name="ce32"/>
          <table:table-cell office:value-type="float" office:value="5476031" table:style-name="ce31">
            <text:p>5,476,031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121.12968943549814" table:style-name="ce31">
            <text:p>121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4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07</text:p>
          </table:table-cell>
          <table:table-cell office:value-type="string" table:style-name="ce8">
            <text:p>Derbyshire including Derby</text:p>
          </table:table-cell>
          <table:table-cell table:style-name="ce32"/>
          <table:table-cell office:value-type="float" office:value="15923220" table:style-name="ce31">
            <text:p>15,923,220</text:p>
          </table:table-cell>
          <table:table-cell office:value-type="float" office:value="15652372" table:style-name="ce33">
            <text:p>15,652,372</text:p>
          </table:table-cell>
          <table:table-cell office:value-type="float" office:value="15415503" table:style-name="ce33">
            <text:p>15,415,503</text:p>
          </table:table-cell>
          <table:table-cell office:value-type="float" office:value="15199814" table:style-name="ce33">
            <text:p>15,199,814</text:p>
          </table:table-cell>
          <table:table-cell office:value-type="float" office:value="14325047" table:style-name="ce33">
            <text:p>14,325,047</text:p>
          </table:table-cell>
          <table:table-cell office:value-type="float" office:value="3590704" table:style-name="ce33">
            <text:p>3,590,704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float" office:value="72.186179478534498" table:style-name="ce31">
            <text:p>72</text:p>
          </table:table-cell>
          <table:table-cell office:value-type="float" office:value="73.637514897245339" table:style-name="ce34">
            <text:p>74</text:p>
          </table:table-cell>
          <table:table-cell office:value-type="float" office:value="76.296081083960033" table:style-name="ce31">
            <text:p>76</text:p>
          </table:table-cell>
          <table:table-cell office:value-type="float" office:value="19.866241756296198" table:style-name="ce31">
            <text:p>20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16</text:p>
          </table:table-cell>
          <table:table-cell office:value-type="string" table:style-name="ce8">
            <text:p>Leicester</text:p>
          </table:table-cell>
          <table:table-cell table:style-name="ce32"/>
          <table:table-cell office:value-type="float" office:value="9519683" table:style-name="ce31">
            <text:p>9,519,683</text:p>
          </table:table-cell>
          <table:table-cell office:value-type="float" office:value="9208725" table:style-name="ce33">
            <text:p>9,208,725</text:p>
          </table:table-cell>
          <table:table-cell office:value-type="float" office:value="9066445" table:style-name="ce33">
            <text:p>9,066,445</text:p>
          </table:table-cell>
          <table:table-cell office:value-type="float" office:value="8854102" table:style-name="ce33">
            <text:p>8,854,102</text:p>
          </table:table-cell>
          <table:table-cell office:value-type="float" office:value="8690744" table:style-name="ce33">
            <text:p>8,690,744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182.719443378119" table:style-name="ce31">
            <text:p>183</text:p>
          </table:table-cell>
          <table:table-cell office:value-type="float" office:value="171.80457089552237" table:style-name="ce31">
            <text:p>172</text:p>
          </table:table-cell>
          <table:table-cell office:value-type="float" office:value="165.52763222755738" table:style-name="ce31">
            <text:p>166</text:p>
          </table:table-cell>
          <table:table-cell office:value-type="float" office:value="163.95574319945189" table:style-name="ce34">
            <text:p>164</text:p>
          </table:table-cell>
          <table:table-cell office:value-type="float" office:value="165.48124452568644" table:style-name="ce31">
            <text:p>165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18</text:p>
          </table:table-cell>
          <table:table-cell office:value-type="string" table:style-name="ce8">
            <text:p>Leicestershire</text:p>
          </table:table-cell>
          <table:table-cell table:style-name="ce32"/>
          <table:table-cell office:value-type="float" office:value="5074390" table:style-name="ce31">
            <text:p>5,074,390</text:p>
          </table:table-cell>
          <table:table-cell office:value-type="float" office:value="4871324" table:style-name="ce33">
            <text:p>4,871,324</text:p>
          </table:table-cell>
          <table:table-cell office:value-type="float" office:value="4671554" table:style-name="ce33">
            <text:p>4,671,554</text:p>
          </table:table-cell>
          <table:table-cell office:value-type="float" office:value="4380742" table:style-name="ce33">
            <text:p>4,380,742</text:p>
          </table:table-cell>
          <table:table-cell office:value-type="float" office:value="4063410" table:style-name="ce33">
            <text:p>4,063,410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38.384190620272314" table:style-name="ce31">
            <text:p>38</text:p>
          </table:table-cell>
          <table:table-cell office:value-type="float" office:value="36.380313666915612" table:style-name="ce31">
            <text:p>36</text:p>
          </table:table-cell>
          <table:table-cell office:value-type="float" office:value="34.488376041874304" table:style-name="ce31">
            <text:p>34</text:p>
          </table:table-cell>
          <table:table-cell office:value-type="float" office:value="30.297264025672238" table:style-name="ce34">
            <text:p>30</text:p>
          </table:table-cell>
          <table:table-cell office:value-type="float" office:value="28.663807394135198" table:style-name="ce31">
            <text:p>29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19</text:p>
          </table:table-cell>
          <table:table-cell office:value-type="string" table:style-name="ce8">
            <text:p>Lincolnshire</text:p>
          </table:table-cell>
          <table:table-cell table:style-name="ce32"/>
          <table:table-cell office:value-type="float" office:value="5670161" table:style-name="ce31">
            <text:p>5,670,161</text:p>
          </table:table-cell>
          <table:table-cell office:value-type="float" office:value="5539887" table:style-name="ce33">
            <text:p>5,539,887</text:p>
          </table:table-cell>
          <table:table-cell office:value-type="float" office:value="5226997" table:style-name="ce33">
            <text:p>5,226,997</text:p>
          </table:table-cell>
          <table:table-cell office:value-type="float" office:value="5034923" table:style-name="ce33">
            <text:p>5,034,923</text:p>
          </table:table-cell>
          <table:table-cell office:value-type="float" office:value="4839853" table:style-name="ce33">
            <text:p>4,839,853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51.485603508548913" table:style-name="ce31">
            <text:p>51</text:p>
          </table:table-cell>
          <table:table-cell office:value-type="string" table:style-name="ce31">
            <text:p>..</text:p>
          </table:table-cell>
          <table:table-cell office:value-type="float" office:value="43.337288163698474" table:style-name="ce31">
            <text:p>43</text:p>
          </table:table-cell>
          <table:table-cell office:value-type="float" office:value="44.935812650048639" table:style-name="ce34">
            <text:p>45</text:p>
          </table:table-cell>
          <table:table-cell office:value-type="float" office:value="45.413926734977295" table:style-name="ce31">
            <text:p>45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21</text:p>
          </table:table-cell>
          <table:table-cell office:value-type="string" table:style-name="ce8">
            <text:p>Northamptonshire</text:p>
          </table:table-cell>
          <table:table-cell table:style-name="ce32"/>
          <table:table-cell office:value-type="float" office:value="6112532" table:style-name="ce31">
            <text:p>6,112,532</text:p>
          </table:table-cell>
          <table:table-cell office:value-type="float" office:value="5899759" table:style-name="ce33">
            <text:p>5,899,759</text:p>
          </table:table-cell>
          <table:table-cell office:value-type="float" office:value="5670487" table:style-name="ce33">
            <text:p>5,670,487</text:p>
          </table:table-cell>
          <table:table-cell office:value-type="float" office:value="5385489" table:style-name="ce33">
            <text:p>5,385,489</text:p>
          </table:table-cell>
          <table:table-cell office:value-type="float" office:value="5192002" table:style-name="ce33">
            <text:p>5,192,002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57.656693329308787" table:style-name="ce31">
            <text:p>58</text:p>
          </table:table-cell>
          <table:table-cell office:value-type="string" table:style-name="ce31">
            <text:p>..</text:p>
          </table:table-cell>
          <table:table-cell office:value-type="float" office:value="52.153919025807994" table:style-name="ce31">
            <text:p>52</text:p>
          </table:table-cell>
          <table:table-cell office:value-type="float" office:value="54.132046075908654" table:style-name="ce34">
            <text:p>54</text:p>
          </table:table-cell>
          <table:table-cell office:value-type="float" office:value="51.703382825959231" table:style-name="ce31">
            <text:p>52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18</text:p>
          </table:table-cell>
          <table:table-cell office:value-type="string" table:style-name="ce8">
            <text:p>Nottingham</text:p>
          </table:table-cell>
          <table:table-cell table:style-name="ce32"/>
          <table:table-cell office:value-type="float" office:value="11171095" table:style-name="ce31">
            <text:p>11,171,095</text:p>
          </table:table-cell>
          <table:table-cell office:value-type="float" office:value="9790955" table:style-name="ce33">
            <text:p>9,790,955</text:p>
          </table:table-cell>
          <table:table-cell office:value-type="float" office:value="9391174" table:style-name="ce33">
            <text:p>9,391,174</text:p>
          </table:table-cell>
          <table:table-cell office:value-type="float" office:value="8702890" table:style-name="ce33">
            <text:p>8,702,890</text:p>
          </table:table-cell>
          <table:table-cell office:value-type="float" office:value="8425996" table:style-name="ce33">
            <text:p>8,425,996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192.28681836959515" table:style-name="ce31">
            <text:p>192</text:p>
          </table:table-cell>
          <table:table-cell office:value-type="float" office:value="179.6505504587156" table:style-name="ce31">
            <text:p>180</text:p>
          </table:table-cell>
          <table:table-cell office:value-type="float" office:value="202.12155909002863" table:style-name="ce31">
            <text:p>202</text:p>
          </table:table-cell>
          <table:table-cell office:value-type="float" office:value="244.22309527150273" table:style-name="ce34">
            <text:p>244</text:p>
          </table:table-cell>
          <table:table-cell office:value-type="float" office:value="222.48028938821852" table:style-name="ce31">
            <text:p>222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24</text:p>
          </table:table-cell>
          <table:table-cell office:value-type="string" table:style-name="ce8">
            <text:p>Nottinghamshire</text:p>
          </table:table-cell>
          <table:table-cell table:style-name="ce32"/>
          <table:table-cell office:value-type="float" office:value="10275190" table:style-name="ce31">
            <text:p>10,275,190</text:p>
          </table:table-cell>
          <table:table-cell office:value-type="float" office:value="11555180" table:style-name="ce33">
            <text:p>11,555,180</text:p>
          </table:table-cell>
          <table:table-cell office:value-type="float" office:value="9295825" table:style-name="ce33">
            <text:p>9,295,825</text:p>
          </table:table-cell>
          <table:table-cell office:value-type="float" office:value="8996629" table:style-name="ce33">
            <text:p>8,996,629</text:p>
          </table:table-cell>
          <table:table-cell office:value-type="float" office:value="8775428" table:style-name="ce33">
            <text:p>8,775,428</text:p>
          </table:table-cell>
          <table:table-cell office:value-type="float" office:value="2752493" table:style-name="ce33">
            <text:p>2,752,493</text:p>
          </table:table-cell>
          <table:table-cell table:style-name="ce8"/>
          <table:table-cell office:value-type="float" office:value="62.628011726916441" table:style-name="ce31">
            <text:p>63</text:p>
          </table:table-cell>
          <table:table-cell office:value-type="float" office:value="71.650255469021275" table:style-name="ce31">
            <text:p>72</text:p>
          </table:table-cell>
          <table:table-cell office:value-type="float" office:value="57.171301877044947" table:style-name="ce31">
            <text:p>57</text:p>
          </table:table-cell>
          <table:table-cell office:value-type="float" office:value="57.762155464100211" table:style-name="ce34">
            <text:p>58</text:p>
          </table:table-cell>
          <table:table-cell office:value-type="float" office:value="56.99884384052794" table:style-name="ce31">
            <text:p>57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17</text:p>
          </table:table-cell>
          <table:table-cell office:value-type="string" table:style-name="ce8">
            <text:p>Rutland</text:p>
          </table:table-cell>
          <table:table-cell table:style-name="ce32"/>
          <table:table-cell office:value-type="float" office:value="167234" table:style-name="ce31">
            <text:p>167,234</text:p>
          </table:table-cell>
          <table:table-cell office:value-type="float" office:value="170665" table:style-name="ce33">
            <text:p>170,665</text:p>
          </table:table-cell>
          <table:table-cell office:value-type="float" office:value="186042" table:style-name="ce33">
            <text:p>186,042</text:p>
          </table:table-cell>
          <table:table-cell office:value-type="float" office:value="184122" table:style-name="ce33">
            <text:p>184,122</text:p>
          </table:table-cell>
          <table:table-cell office:value-type="string" table:style-name="ce33">
            <text:p>..</text:p>
          </table:table-cell>
          <table:table-cell office:value-type="float" office:value="165440" table:style-name="ce33">
            <text:p>165,440</text:p>
          </table:table-cell>
          <table:table-cell table:style-name="ce8"/>
          <table:table-cell office:value-type="float" office:value="19.802723505032564" table:style-name="ce31">
            <text:p>20</text:p>
          </table:table-cell>
          <table:table-cell office:value-type="float" office:value="17.301804541768046" table:style-name="ce31">
            <text:p>17</text:p>
          </table:table-cell>
          <table:table-cell office:value-type="float" office:value="18.262687739275549" table:style-name="ce31">
            <text:p>18</text:p>
          </table:table-cell>
          <table:table-cell office:value-type="float" office:value="18.438013218505908" table:style-name="ce34">
            <text:p>18</text:p>
          </table:table-cell>
          <table:table-cell office:value-type="string" table:style-name="ce31">
            <text:p>..</text:p>
          </table:table-cell>
          <table:table-cell office:value-type="float" office:value="16.926539799467974" table:style-name="ce31">
            <text:p>17</text:p>
          </table:table-cell>
          <table:table-cell table:number-columns-repeated="16368" table:style-name="ce10"/>
        </table:table-row>
        <table:table-row table:style-name="ro8">
          <table:table-cell office:value-type="string" table:style-name="ce35">
            <text:p>E12000005</text:p>
          </table:table-cell>
          <table:table-cell office:value-type="string" table:style-name="ce35">
            <text:p>West Midlands</text:p>
          </table:table-cell>
          <table:table-cell table:style-name="ce32"/>
          <table:table-cell table:style-name="ce31"/>
          <table:table-cell table:number-columns-repeated="5" table:style-name="ce33"/>
          <table:table-cell table:style-name="ce8"/>
          <table:table-cell table:number-columns-repeated="3" table:style-name="ce31"/>
          <table:table-cell table:style-name="ce34"/>
          <table:table-cell table:style-name="ce31"/>
          <table:table-cell table:style-name="ce8"/>
          <table:table-cell table:number-columns-repeated="16368" table:style-name="ce10"/>
        </table:table-row>
        <table:table-row table:style-name="ro9">
          <table:table-cell office:value-type="string" table:style-name="ce8">
            <text:p>E06000019</text:p>
          </table:table-cell>
          <table:table-cell office:value-type="string" table:style-name="ce8">
            <text:p>Herefordshire, County of</text:p>
          </table:table-cell>
          <table:table-cell table:style-name="ce32"/>
          <table:table-cell office:value-type="float" office:value="1150587" table:style-name="ce31">
            <text:p>1,150,587</text:p>
          </table:table-cell>
          <table:table-cell office:value-type="float" office:value="1064035" table:style-name="ce33">
            <text:p>1,064,035</text:p>
          </table:table-cell>
          <table:table-cell office:value-type="float" office:value="1012273" table:style-name="ce33">
            <text:p>1,012,273</text:p>
          </table:table-cell>
          <table:table-cell office:value-type="float" office:value="975682" table:style-name="ce33">
            <text:p>975,682</text:p>
          </table:table-cell>
          <table:table-cell office:value-type="float" office:value="949532" table:style-name="ce33">
            <text:p>949,532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29.96866616310265" table:style-name="ce31">
            <text:p>30</text:p>
          </table:table-cell>
          <table:table-cell office:value-type="float" office:value="27.330602075413541" table:style-name="ce31">
            <text:p>27</text:p>
          </table:table-cell>
          <table:table-cell office:value-type="float" office:value="29.593433900485294" table:style-name="ce31">
            <text:p>30</text:p>
          </table:table-cell>
          <table:table-cell office:value-type="float" office:value="34.04808766052485" table:style-name="ce34">
            <text:p>34</text:p>
          </table:table-cell>
          <table:table-cell office:value-type="float" office:value="33.414223880071788" table:style-name="ce31">
            <text:p>33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51</text:p>
          </table:table-cell>
          <table:table-cell office:value-type="string" table:style-name="ce8">
            <text:p>Shropshire</text:p>
          </table:table-cell>
          <table:table-cell table:style-name="ce32"/>
          <table:table-cell office:value-type="float" office:value="2394741" table:style-name="ce31">
            <text:p>2,394,741</text:p>
          </table:table-cell>
          <table:table-cell office:value-type="string" table:style-name="ce33">
            <text:p>..</text:p>
          </table:table-cell>
          <table:table-cell office:value-type="float" office:value="2097155" table:style-name="ce33">
            <text:p>2,097,155</text:p>
          </table:table-cell>
          <table:table-cell office:value-type="float" office:value="2154099" table:style-name="ce33">
            <text:p>2,154,099</text:p>
          </table:table-cell>
          <table:table-cell office:value-type="float" office:value="2096459" table:style-name="ce33">
            <text:p>2,096,459</text:p>
          </table:table-cell>
          <table:table-cell office:value-type="float" office:value="374724" table:style-name="ce33">
            <text:p>374,724</text:p>
          </table:table-cell>
          <table:table-cell table:style-name="ce8"/>
          <table:table-cell office:value-type="float" office:value="47.718262429012654" table:style-name="ce31">
            <text:p>48</text:p>
          </table:table-cell>
          <table:table-cell office:value-type="string" table:style-name="ce31">
            <text:p>..</text:p>
          </table:table-cell>
          <table:table-cell office:value-type="float" office:value="39.926036629478737" table:style-name="ce31">
            <text:p>40</text:p>
          </table:table-cell>
          <table:table-cell office:value-type="float" office:value="41.742868769862802" table:style-name="ce34">
            <text:p>42</text:p>
          </table:table-cell>
          <table:table-cell office:value-type="float" office:value="41.137690828460421" table:style-name="ce31">
            <text:p>41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28</text:p>
          </table:table-cell>
          <table:table-cell office:value-type="string" table:style-name="ce8">
            <text:p>Staffordshire</text:p>
          </table:table-cell>
          <table:table-cell table:style-name="ce32"/>
          <table:table-cell office:value-type="float" office:value="8587307" table:style-name="ce31">
            <text:p>8,587,307</text:p>
          </table:table-cell>
          <table:table-cell office:value-type="float" office:value="8040876" table:style-name="ce33">
            <text:p>8,040,876</text:p>
          </table:table-cell>
          <table:table-cell office:value-type="float" office:value="7484648" table:style-name="ce33">
            <text:p>7,484,648</text:p>
          </table:table-cell>
          <table:table-cell office:value-type="float" office:value="7030120" table:style-name="ce33">
            <text:p>7,030,120</text:p>
          </table:table-cell>
          <table:table-cell office:value-type="float" office:value="6796360" table:style-name="ce33">
            <text:p>6,796,360</text:p>
          </table:table-cell>
          <table:table-cell office:value-type="float" office:value="1624192" table:style-name="ce33">
            <text:p>1,624,192</text:p>
          </table:table-cell>
          <table:table-cell table:style-name="ce8"/>
          <table:table-cell office:value-type="float" office:value="55.515877736258908" table:style-name="ce31">
            <text:p>56</text:p>
          </table:table-cell>
          <table:table-cell office:value-type="float" office:value="53.669527839703115" table:style-name="ce31">
            <text:p>54</text:p>
          </table:table-cell>
          <table:table-cell office:value-type="float" office:value="53.293136717387128" table:style-name="ce31">
            <text:p>53</text:p>
          </table:table-cell>
          <table:table-cell office:value-type="float" office:value="54.546526694754156" table:style-name="ce34">
            <text:p>55</text:p>
          </table:table-cell>
          <table:table-cell office:value-type="float" office:value="52.607070151945571" table:style-name="ce31">
            <text:p>53</text:p>
          </table:table-cell>
          <table:table-cell office:value-type="float" office:value="13.218891665106741" table:style-name="ce31">
            <text:p>13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21</text:p>
          </table:table-cell>
          <table:table-cell office:value-type="string" table:style-name="ce8">
            <text:p>Stoke-on-Trent</text:p>
          </table:table-cell>
          <table:table-cell table:style-name="ce32"/>
          <table:table-cell office:value-type="float" office:value="4146095" table:style-name="ce31">
            <text:p>4,146,095</text:p>
          </table:table-cell>
          <table:table-cell office:value-type="float" office:value="3822541" table:style-name="ce33">
            <text:p>3,822,541</text:p>
          </table:table-cell>
          <table:table-cell office:value-type="float" office:value="3534288" table:style-name="ce33">
            <text:p>3,534,288</text:p>
          </table:table-cell>
          <table:table-cell office:value-type="float" office:value="3233629" table:style-name="ce33">
            <text:p>3,233,629</text:p>
          </table:table-cell>
          <table:table-cell office:value-type="float" office:value="3060364" table:style-name="ce33">
            <text:p>3,060,364</text:p>
          </table:table-cell>
          <table:table-cell office:value-type="float" office:value="783437" table:style-name="ce33">
            <text:p>783,437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float" office:value="96.802598257698548" table:style-name="ce31">
            <text:p>97</text:p>
          </table:table-cell>
          <table:table-cell office:value-type="float" office:value="91.988443819786056" table:style-name="ce31">
            <text:p>92</text:p>
          </table:table-cell>
          <table:table-cell office:value-type="float" office:value="92.646162221012517" table:style-name="ce34">
            <text:p>93</text:p>
          </table:table-cell>
          <table:table-cell office:value-type="float" office:value="82.923210318105461" table:style-name="ce31">
            <text:p>83</text:p>
          </table:table-cell>
          <table:table-cell office:value-type="float" office:value="30.021344267320661" table:style-name="ce31">
            <text:p>30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20</text:p>
          </table:table-cell>
          <table:table-cell office:value-type="string" table:style-name="ce8">
            <text:p>Telford and Wrekin</text:p>
          </table:table-cell>
          <table:table-cell table:style-name="ce32"/>
          <table:table-cell office:value-type="float" office:value="1646929" table:style-name="ce31">
            <text:p>1,646,929</text:p>
          </table:table-cell>
          <table:table-cell office:value-type="float" office:value="1570157" table:style-name="ce33">
            <text:p>1,570,157</text:p>
          </table:table-cell>
          <table:table-cell office:value-type="float" office:value="1486817" table:style-name="ce33">
            <text:p>1,486,817</text:p>
          </table:table-cell>
          <table:table-cell office:value-type="float" office:value="1382395" table:style-name="ce33">
            <text:p>1,382,395</text:p>
          </table:table-cell>
          <table:table-cell office:value-type="float" office:value="1328112" table:style-name="ce33">
            <text:p>1,328,112</text:p>
          </table:table-cell>
          <table:table-cell office:value-type="float" office:value="413932" table:style-name="ce33">
            <text:p>413,932</text:p>
          </table:table-cell>
          <table:table-cell table:style-name="ce8"/>
          <table:table-cell office:value-type="float" office:value="61.572042769552866" table:style-name="ce31">
            <text:p>62</text:p>
          </table:table-cell>
          <table:table-cell office:value-type="float" office:value="53.824112162347454" table:style-name="ce31">
            <text:p>54</text:p>
          </table:table-cell>
          <table:table-cell office:value-type="float" office:value="53.710606170074414" table:style-name="ce31">
            <text:p>54</text:p>
          </table:table-cell>
          <table:table-cell office:value-type="float" office:value="51.78285136350015" table:style-name="ce34">
            <text:p>52</text:p>
          </table:table-cell>
          <table:table-cell office:value-type="float" office:value="53.254420786719599" table:style-name="ce31">
            <text:p>53</text:p>
          </table:table-cell>
          <table:table-cell office:value-type="float" office:value="15.844287081339713" table:style-name="ce31">
            <text:p>16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31</text:p>
          </table:table-cell>
          <table:table-cell office:value-type="string" table:style-name="ce8">
            <text:p>Warwickshire</text:p>
          </table:table-cell>
          <table:table-cell table:style-name="ce32"/>
          <table:table-cell office:value-type="float" office:value="5735979" table:style-name="ce31">
            <text:p>5,735,979</text:p>
          </table:table-cell>
          <table:table-cell office:value-type="float" office:value="5494059" table:style-name="ce33">
            <text:p>5,494,059</text:p>
          </table:table-cell>
          <table:table-cell office:value-type="float" office:value="5220821" table:style-name="ce33">
            <text:p>5,220,821</text:p>
          </table:table-cell>
          <table:table-cell office:value-type="float" office:value="4813736" table:style-name="ce33">
            <text:p>4,813,736</text:p>
          </table:table-cell>
          <table:table-cell office:value-type="float" office:value="4663067" table:style-name="ce33">
            <text:p>4,663,067</text:p>
          </table:table-cell>
          <table:table-cell office:value-type="float" office:value="1138441" table:style-name="ce33">
            <text:p>1,138,441</text:p>
          </table:table-cell>
          <table:table-cell table:style-name="ce8"/>
          <table:table-cell office:value-type="float" office:value="54.15183527812394" table:style-name="ce31">
            <text:p>54</text:p>
          </table:table-cell>
          <table:table-cell office:value-type="float" office:value="53.485776869158876" table:style-name="ce31">
            <text:p>53</text:p>
          </table:table-cell>
          <table:table-cell office:value-type="float" office:value="53.001644619960814" table:style-name="ce31">
            <text:p>53</text:p>
          </table:table-cell>
          <table:table-cell office:value-type="float" office:value="51.825244390853108" table:style-name="ce34">
            <text:p>52</text:p>
          </table:table-cell>
          <table:table-cell office:value-type="float" office:value="50.656328419497463" table:style-name="ce31">
            <text:p>51</text:p>
          </table:table-cell>
          <table:table-cell office:value-type="float" office:value="13.787085366887482" table:style-name="ce31">
            <text:p>14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34</text:p>
          </table:table-cell>
          <table:table-cell office:value-type="string" table:style-name="ce8">
            <text:p>Worcestershire</text:p>
          </table:table-cell>
          <table:table-cell table:style-name="ce32"/>
          <table:table-cell office:value-type="float" office:value="5583867" table:style-name="ce31">
            <text:p>5,583,867</text:p>
          </table:table-cell>
          <table:table-cell office:value-type="string" table:style-name="ce33">
            <text:p>..</text:p>
          </table:table-cell>
          <table:table-cell office:value-type="float" office:value="4915212" table:style-name="ce33">
            <text:p>4,915,212</text:p>
          </table:table-cell>
          <table:table-cell office:value-type="float" office:value="4676375" table:style-name="ce33">
            <text:p>4,676,375</text:p>
          </table:table-cell>
          <table:table-cell office:value-type="float" office:value="4634331" table:style-name="ce33">
            <text:p>4,634,331</text:p>
          </table:table-cell>
          <table:table-cell office:value-type="float" office:value="1094190" table:style-name="ce33">
            <text:p>1,094,190</text:p>
          </table:table-cell>
          <table:table-cell table:style-name="ce8"/>
          <table:table-cell office:value-type="float" office:value="52.106296016348928" table:style-name="ce31">
            <text:p>52</text:p>
          </table:table-cell>
          <table:table-cell office:value-type="string" table:style-name="ce31">
            <text:p>..</text:p>
          </table:table-cell>
          <table:table-cell office:value-type="float" office:value="49.851537065022264" table:style-name="ce31">
            <text:p>50</text:p>
          </table:table-cell>
          <table:table-cell office:value-type="float" office:value="50.674833662035937" table:style-name="ce34">
            <text:p>51</text:p>
          </table:table-cell>
          <table:table-cell office:value-type="float" office:value="54.913689524012653" table:style-name="ce31">
            <text:p>55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1000005</text:p>
          </table:table-cell>
          <table:table-cell office:value-type="string" table:style-name="ce8">
            <text:p>West Midlands ITA</text:p>
          </table:table-cell>
          <table:table-cell office:value-type="float" office:value="3" table:style-name="ce32">
            <text:p>3</text:p>
          </table:table-cell>
          <table:table-cell office:value-type="float" office:value="64079841" table:style-name="ce31">
            <text:p>64,079,841</text:p>
          </table:table-cell>
          <table:table-cell office:value-type="float" office:value="61300000" table:style-name="ce33">
            <text:p>61,300,000</text:p>
          </table:table-cell>
          <table:table-cell office:value-type="string" table:style-name="ce33">
            <text:p>..</text:p>
          </table:table-cell>
          <table:table-cell office:value-type="float" office:value="55062843" table:style-name="ce33">
            <text:p>55,062,843</text:p>
          </table:table-cell>
          <table:table-cell office:value-type="float" office:value="53040491" table:style-name="ce33">
            <text:p>53,040,491</text:p>
          </table:table-cell>
          <table:table-cell office:value-type="float" office:value="18153854" table:style-name="ce33">
            <text:p>18,153,854</text:p>
          </table:table-cell>
          <table:table-cell table:style-name="ce8"/>
          <table:table-cell office:value-type="float" office:value="130.24357926829268" table:style-name="ce31">
            <text:p>130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float" office:value="125.36449221578154" table:style-name="ce34">
            <text:p>125</text:p>
          </table:table-cell>
          <table:table-cell office:value-type="float" office:value="121.92851937758182" table:style-name="ce31">
            <text:p>122</text:p>
          </table:table-cell>
          <table:table-cell office:value-type="float" office:value="42.439840562939068" table:style-name="ce31">
            <text:p>42</text:p>
          </table:table-cell>
          <table:table-cell table:number-columns-repeated="16368" table:style-name="ce10"/>
        </table:table-row>
        <table:table-row table:style-name="ro8">
          <table:table-cell office:value-type="string" table:style-name="ce35">
            <text:p>E12000006</text:p>
          </table:table-cell>
          <table:table-cell office:value-type="string" table:style-name="ce35">
            <text:p>East of England</text:p>
          </table:table-cell>
          <table:table-cell table:style-name="ce32"/>
          <table:table-cell table:style-name="ce31"/>
          <table:table-cell table:number-columns-repeated="5" table:style-name="ce33"/>
          <table:table-cell table:style-name="ce8"/>
          <table:table-cell table:number-columns-repeated="3" table:style-name="ce31"/>
          <table:table-cell table:style-name="ce34"/>
          <table:table-cell table:style-name="ce31"/>
          <table:table-cell table:style-name="ce8"/>
          <table:table-cell table:number-columns-repeated="16368" table:style-name="ce10"/>
        </table:table-row>
        <table:table-row table:style-name="ro9">
          <table:table-cell office:value-type="string" table:style-name="ce8">
            <text:p>E06000055</text:p>
          </table:table-cell>
          <table:table-cell office:value-type="string" table:style-name="ce8">
            <text:p>Bedford</text:p>
          </table:table-cell>
          <table:table-cell table:style-name="ce32"/>
          <table:table-cell office:value-type="string" table:style-name="ce31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float" office:value="2000303" table:style-name="ce33">
            <text:p>2,000,303</text:p>
          </table:table-cell>
          <table:table-cell office:value-type="float" office:value="1997880" table:style-name="ce33">
            <text:p>1,997,880</text:p>
          </table:table-cell>
          <table:table-cell office:value-type="float" office:value="464283" table:style-name="ce33">
            <text:p>464,283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float" office:value="72.351539045827764" table:style-name="ce34">
            <text:p>72</text:p>
          </table:table-cell>
          <table:table-cell office:value-type="float" office:value="73.265612967105511" table:style-name="ce31">
            <text:p>73</text:p>
          </table:table-cell>
          <table:table-cell office:value-type="float" office:value="17.823448117010251" table:style-name="ce31">
            <text:p>18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56</text:p>
          </table:table-cell>
          <table:table-cell office:value-type="string" table:style-name="ce8">
            <text:p>Central Bedfordshire</text:p>
          </table:table-cell>
          <table:table-cell table:style-name="ce32"/>
          <table:table-cell office:value-type="float" office:value="1550133" table:style-name="ce31">
            <text:p>1,550,133</text:p>
          </table:table-cell>
          <table:table-cell office:value-type="float" office:value="1479403" table:style-name="ce33">
            <text:p>1,479,403</text:p>
          </table:table-cell>
          <table:table-cell office:value-type="float" office:value="1482112" table:style-name="ce33">
            <text:p>1,482,112</text:p>
          </table:table-cell>
          <table:table-cell office:value-type="float" office:value="1392277" table:style-name="ce33">
            <text:p>1,392,277</text:p>
          </table:table-cell>
          <table:table-cell office:value-type="float" office:value="1354975" table:style-name="ce33">
            <text:p>1,354,975</text:p>
          </table:table-cell>
          <table:table-cell office:value-type="float" office:value="372065" table:style-name="ce33">
            <text:p>372,065</text:p>
          </table:table-cell>
          <table:table-cell table:style-name="ce8"/>
          <table:table-cell office:value-type="float" office:value="34.964880227365001" table:style-name="ce31">
            <text:p>35</text:p>
          </table:table-cell>
          <table:table-cell office:value-type="float" office:value="32.712785246771624" table:style-name="ce31">
            <text:p>33</text:p>
          </table:table-cell>
          <table:table-cell office:value-type="float" office:value="32.049129635636284" table:style-name="ce31">
            <text:p>32</text:p>
          </table:table-cell>
          <table:table-cell office:value-type="float" office:value="30.228120454200049" table:style-name="ce34">
            <text:p>30</text:p>
          </table:table-cell>
          <table:table-cell office:value-type="float" office:value="31.719064562947704" table:style-name="ce31">
            <text:p>32</text:p>
          </table:table-cell>
          <table:table-cell office:value-type="float" office:value="10.269528015456803" table:style-name="ce31">
            <text:p>10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03</text:p>
          </table:table-cell>
          <table:table-cell office:value-type="string" table:style-name="ce8">
            <text:p>Cambridgeshire</text:p>
          </table:table-cell>
          <table:table-cell table:style-name="ce32"/>
          <table:table-cell office:value-type="float" office:value="5128481" table:style-name="ce31">
            <text:p>5,128,481</text:p>
          </table:table-cell>
          <table:table-cell office:value-type="float" office:value="5016717" table:style-name="ce33">
            <text:p>5,016,717</text:p>
          </table:table-cell>
          <table:table-cell office:value-type="float" office:value="4808813" table:style-name="ce33">
            <text:p>4,808,813</text:p>
          </table:table-cell>
          <table:table-cell office:value-type="float" office:value="4457577" table:style-name="ce33">
            <text:p>4,457,577</text:p>
          </table:table-cell>
          <table:table-cell office:value-type="float" office:value="4335055" table:style-name="ce33">
            <text:p>4,335,055</text:p>
          </table:table-cell>
          <table:table-cell office:value-type="float" office:value="910174" table:style-name="ce33">
            <text:p>910,174</text:p>
          </table:table-cell>
          <table:table-cell table:style-name="ce8"/>
          <table:table-cell office:value-type="float" office:value="48.915816983489599" table:style-name="ce31">
            <text:p>49</text:p>
          </table:table-cell>
          <table:table-cell office:value-type="float" office:value="48.209850086488565" table:style-name="ce31">
            <text:p>48</text:p>
          </table:table-cell>
          <table:table-cell office:value-type="float" office:value="45.878178158123205" table:style-name="ce31">
            <text:p>46</text:p>
          </table:table-cell>
          <table:table-cell office:value-type="float" office:value="48.85765487307642" table:style-name="ce34">
            <text:p>49</text:p>
          </table:table-cell>
          <table:table-cell office:value-type="float" office:value="48.784125948099302" table:style-name="ce31">
            <text:p>49</text:p>
          </table:table-cell>
          <table:table-cell office:value-type="float" office:value="10.474652733822056" table:style-name="ce31">
            <text:p>10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12</text:p>
          </table:table-cell>
          <table:table-cell office:value-type="string" table:style-name="ce8">
            <text:p>Essex</text:p>
          </table:table-cell>
          <table:table-cell table:style-name="ce32"/>
          <table:table-cell office:value-type="float" office:value="16319683" table:style-name="ce31">
            <text:p>16,319,683</text:p>
          </table:table-cell>
          <table:table-cell office:value-type="float" office:value="15631146" table:style-name="ce33">
            <text:p>15,631,146</text:p>
          </table:table-cell>
          <table:table-cell office:value-type="float" office:value="15166366" table:style-name="ce33">
            <text:p>15,166,366</text:p>
          </table:table-cell>
          <table:table-cell office:value-type="string" table:style-name="ce33">
            <text:p>..</text:p>
          </table:table-cell>
          <table:table-cell office:value-type="float" office:value="13783048" table:style-name="ce33">
            <text:p>13,783,048</text:p>
          </table:table-cell>
          <table:table-cell office:value-type="float" office:value="3583064" table:style-name="ce33">
            <text:p>3,583,064</text:p>
          </table:table-cell>
          <table:table-cell table:style-name="ce8"/>
          <table:table-cell office:value-type="float" office:value="58.275424576138036" table:style-name="ce31">
            <text:p>58</text:p>
          </table:table-cell>
          <table:table-cell office:value-type="float" office:value="54.670413687936318" table:style-name="ce31">
            <text:p>55</text:p>
          </table:table-cell>
          <table:table-cell office:value-type="float" office:value="53.566225060307346" table:style-name="ce31">
            <text:p>54</text:p>
          </table:table-cell>
          <table:table-cell office:value-type="string" table:style-name="ce34">
            <text:p>..</text:p>
          </table:table-cell>
          <table:table-cell office:value-type="float" office:value="49.81908610506683" table:style-name="ce31">
            <text:p>50</text:p>
          </table:table-cell>
          <table:table-cell office:value-type="float" office:value="12.882139338898837" table:style-name="ce31">
            <text:p>13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15</text:p>
          </table:table-cell>
          <table:table-cell office:value-type="string" table:style-name="ce8">
            <text:p>Hertfordshire</text:p>
          </table:table-cell>
          <table:table-cell table:style-name="ce32"/>
          <table:table-cell office:value-type="float" office:value="11192120" table:style-name="ce31">
            <text:p>11,192,120</text:p>
          </table:table-cell>
          <table:table-cell office:value-type="float" office:value="10844200" table:style-name="ce33">
            <text:p>10,844,200</text:p>
          </table:table-cell>
          <table:table-cell office:value-type="float" office:value="10522265" table:style-name="ce33">
            <text:p>10,522,265</text:p>
          </table:table-cell>
          <table:table-cell office:value-type="float" office:value="10038424" table:style-name="ce33">
            <text:p>10,038,424</text:p>
          </table:table-cell>
          <table:table-cell office:value-type="float" office:value="9453971" table:style-name="ce33">
            <text:p>9,453,971</text:p>
          </table:table-cell>
          <table:table-cell office:value-type="float" office:value="2670275" table:style-name="ce33">
            <text:p>2,670,275</text:p>
          </table:table-cell>
          <table:table-cell table:style-name="ce8"/>
          <table:table-cell office:value-type="float" office:value="68.284605622803596" table:style-name="ce31">
            <text:p>68</text:p>
          </table:table-cell>
          <table:table-cell office:value-type="float" office:value="62.906500527885093" table:style-name="ce31">
            <text:p>63</text:p>
          </table:table-cell>
          <table:table-cell office:value-type="float" office:value="59.08530148355289" table:style-name="ce31">
            <text:p>59</text:p>
          </table:table-cell>
          <table:table-cell office:value-type="float" office:value="57.274383946961528" table:style-name="ce34">
            <text:p>57</text:p>
          </table:table-cell>
          <table:table-cell office:value-type="float" office:value="57.242326997947409" table:style-name="ce31">
            <text:p>57</text:p>
          </table:table-cell>
          <table:table-cell office:value-type="float" office:value="15.073440172508199" table:style-name="ce31">
            <text:p>15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32</text:p>
          </table:table-cell>
          <table:table-cell office:value-type="string" table:style-name="ce8">
            <text:p>Luton</text:p>
          </table:table-cell>
          <table:table-cell table:style-name="ce32"/>
          <table:table-cell office:value-type="float" office:value="2485746" table:style-name="ce31">
            <text:p>2,485,746</text:p>
          </table:table-cell>
          <table:table-cell office:value-type="float" office:value="2446671" table:style-name="ce33">
            <text:p>2,446,671</text:p>
          </table:table-cell>
          <table:table-cell office:value-type="float" office:value="2458009" table:style-name="ce33">
            <text:p>2,458,009</text:p>
          </table:table-cell>
          <table:table-cell office:value-type="float" office:value="2247545" table:style-name="ce33">
            <text:p>2,247,545</text:p>
          </table:table-cell>
          <table:table-cell office:value-type="string" table:style-name="ce33">
            <text:p>..</text:p>
          </table:table-cell>
          <table:table-cell office:value-type="float" office:value="646809" table:style-name="ce33">
            <text:p>646,809</text:p>
          </table:table-cell>
          <table:table-cell table:style-name="ce8"/>
          <table:table-cell office:value-type="float" office:value="69.847870068562443" table:style-name="ce31">
            <text:p>70</text:p>
          </table:table-cell>
          <table:table-cell office:value-type="float" office:value="66.900114841955599" table:style-name="ce31">
            <text:p>67</text:p>
          </table:table-cell>
          <table:table-cell office:value-type="float" office:value="65.609892163143286" table:style-name="ce31">
            <text:p>66</text:p>
          </table:table-cell>
          <table:table-cell office:value-type="float" office:value="58.754738190468721" table:style-name="ce34">
            <text:p>59</text:p>
          </table:table-cell>
          <table:table-cell office:value-type="string" table:style-name="ce31">
            <text:p>..</text:p>
          </table:table-cell>
          <table:table-cell office:value-type="float" office:value="15.952473733537216" table:style-name="ce31">
            <text:p>16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20</text:p>
          </table:table-cell>
          <table:table-cell office:value-type="string" table:style-name="ce8">
            <text:p>Norfolk</text:p>
          </table:table-cell>
          <table:table-cell table:style-name="ce32"/>
          <table:table-cell office:value-type="float" office:value="9673303" table:style-name="ce31">
            <text:p>9,673,303</text:p>
          </table:table-cell>
          <table:table-cell office:value-type="float" office:value="9401319" table:style-name="ce33">
            <text:p>9,401,319</text:p>
          </table:table-cell>
          <table:table-cell office:value-type="float" office:value="9359751" table:style-name="ce33">
            <text:p>9,359,751</text:p>
          </table:table-cell>
          <table:table-cell office:value-type="float" office:value="9004040" table:style-name="ce33">
            <text:p>9,004,040</text:p>
          </table:table-cell>
          <table:table-cell office:value-type="float" office:value="8693811" table:style-name="ce33">
            <text:p>8,693,811</text:p>
          </table:table-cell>
          <table:table-cell office:value-type="float" office:value="2325091" table:style-name="ce33">
            <text:p>2,325,091</text:p>
          </table:table-cell>
          <table:table-cell table:style-name="ce8"/>
          <table:table-cell office:value-type="float" office:value="53.123746498984019" table:style-name="ce31">
            <text:p>53</text:p>
          </table:table-cell>
          <table:table-cell office:value-type="float" office:value="51.16447615471273" table:style-name="ce31">
            <text:p>51</text:p>
          </table:table-cell>
          <table:table-cell office:value-type="float" office:value="49.478511164679013" table:style-name="ce31">
            <text:p>49</text:p>
          </table:table-cell>
          <table:table-cell office:value-type="float" office:value="48.126526663495305" table:style-name="ce34">
            <text:p>48</text:p>
          </table:table-cell>
          <table:table-cell office:value-type="float" office:value="46.413281512762062" table:style-name="ce31">
            <text:p>46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31</text:p>
          </table:table-cell>
          <table:table-cell office:value-type="string" table:style-name="ce8">
            <text:p>Peterborough</text:p>
          </table:table-cell>
          <table:table-cell table:style-name="ce32"/>
          <table:table-cell office:value-type="string" table:style-name="ce31">
            <text:p>..</text:p>
          </table:table-cell>
          <table:table-cell office:value-type="string" table:style-name="ce33">
            <text:p>..</text:p>
          </table:table-cell>
          <table:table-cell office:value-type="float" office:value="2672880" table:style-name="ce33">
            <text:p>2,672,880</text:p>
          </table:table-cell>
          <table:table-cell office:value-type="float" office:value="2619444" table:style-name="ce33">
            <text:p>2,619,444</text:p>
          </table:table-cell>
          <table:table-cell office:value-type="float" office:value="2517699" table:style-name="ce33">
            <text:p>2,517,699</text:p>
          </table:table-cell>
          <table:table-cell office:value-type="float" office:value="752436" table:style-name="ce33">
            <text:p>752,436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float" office:value="102.90994494282525" table:style-name="ce31">
            <text:p>103</text:p>
          </table:table-cell>
          <table:table-cell office:value-type="float" office:value="96.239400396796242" table:style-name="ce34">
            <text:p>96</text:p>
          </table:table-cell>
          <table:table-cell office:value-type="float" office:value="93.148063191387024" table:style-name="ce31">
            <text:p>93</text:p>
          </table:table-cell>
          <table:table-cell office:value-type="float" office:value="31.352806366931954" table:style-name="ce31">
            <text:p>31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33</text:p>
          </table:table-cell>
          <table:table-cell office:value-type="string" table:style-name="ce8">
            <text:p>Southend-on-Sea</text:p>
          </table:table-cell>
          <table:table-cell table:style-name="ce32"/>
          <table:table-cell office:value-type="float" office:value="3194769" table:style-name="ce31">
            <text:p>3,194,769</text:p>
          </table:table-cell>
          <table:table-cell office:value-type="float" office:value="3158320" table:style-name="ce33">
            <text:p>3,158,320</text:p>
          </table:table-cell>
          <table:table-cell office:value-type="float" office:value="3100402" table:style-name="ce33">
            <text:p>3,100,402</text:p>
          </table:table-cell>
          <table:table-cell office:value-type="string" table:style-name="ce33">
            <text:p>..</text:p>
          </table:table-cell>
          <table:table-cell office:value-type="float" office:value="2852913" table:style-name="ce33">
            <text:p>2,852,913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99.099478875860783" table:style-name="ce31">
            <text:p>99</text:p>
          </table:table-cell>
          <table:table-cell office:value-type="float" office:value="98.423758920502351" table:style-name="ce31">
            <text:p>98</text:p>
          </table:table-cell>
          <table:table-cell office:value-type="float" office:value="97.359145862772806" table:style-name="ce31">
            <text:p>97</text:p>
          </table:table-cell>
          <table:table-cell office:value-type="string" table:style-name="ce34">
            <text:p>..</text:p>
          </table:table-cell>
          <table:table-cell office:value-type="float" office:value="90.242076295312202" table:style-name="ce31">
            <text:p>90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29</text:p>
          </table:table-cell>
          <table:table-cell office:value-type="string" table:style-name="ce8">
            <text:p>Suffolk</text:p>
          </table:table-cell>
          <table:table-cell table:style-name="ce32"/>
          <table:table-cell office:value-type="string" table:style-name="ce31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4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34</text:p>
          </table:table-cell>
          <table:table-cell office:value-type="string" table:style-name="ce8">
            <text:p>Thurrock</text:p>
          </table:table-cell>
          <table:table-cell table:style-name="ce32"/>
          <table:table-cell office:value-type="float" office:value="1160866" table:style-name="ce31">
            <text:p>1,160,866</text:p>
          </table:table-cell>
          <table:table-cell office:value-type="float" office:value="1114471" table:style-name="ce33">
            <text:p>1,114,471</text:p>
          </table:table-cell>
          <table:table-cell office:value-type="float" office:value="1073288" table:style-name="ce33">
            <text:p>1,073,288</text:p>
          </table:table-cell>
          <table:table-cell office:value-type="string" table:style-name="ce33">
            <text:p>..</text:p>
          </table:table-cell>
          <table:table-cell office:value-type="float" office:value="1049420" table:style-name="ce33">
            <text:p>1,049,420</text:p>
          </table:table-cell>
          <table:table-cell office:value-type="float" office:value="316003" table:style-name="ce33">
            <text:p>316,003</text:p>
          </table:table-cell>
          <table:table-cell table:style-name="ce8"/>
          <table:table-cell office:value-type="float" office:value="48.996159203140166" table:style-name="ce31">
            <text:p>49</text:p>
          </table:table-cell>
          <table:table-cell office:value-type="float" office:value="48.567176537237984" table:style-name="ce31">
            <text:p>49</text:p>
          </table:table-cell>
          <table:table-cell office:value-type="float" office:value="46.22853943231253" table:style-name="ce31">
            <text:p>46</text:p>
          </table:table-cell>
          <table:table-cell office:value-type="string" table:style-name="ce34">
            <text:p>..</text:p>
          </table:table-cell>
          <table:table-cell office:value-type="float" office:value="44.255049972588878" table:style-name="ce31">
            <text:p>44</text:p>
          </table:table-cell>
          <table:table-cell office:value-type="float" office:value="14.885439728673042" table:style-name="ce31">
            <text:p>15</text:p>
          </table:table-cell>
          <table:table-cell table:number-columns-repeated="16368" table:style-name="ce10"/>
        </table:table-row>
        <table:table-row table:style-name="ro8">
          <table:table-cell office:value-type="string" table:style-name="ce35">
            <text:p>E12000007</text:p>
          </table:table-cell>
          <table:table-cell office:value-type="string" table:style-name="ce35">
            <text:p>London</text:p>
          </table:table-cell>
          <table:table-cell table:style-name="ce32"/>
          <table:table-cell office:value-type="float" office:value="296064604" table:style-name="ce31">
            <text:p>296,064,604</text:p>
          </table:table-cell>
          <table:table-cell office:value-type="float" office:value="288683096" table:style-name="ce33">
            <text:p>288,683,096</text:p>
          </table:table-cell>
          <table:table-cell office:value-type="float" office:value="281337519" table:style-name="ce33">
            <text:p>281,337,519</text:p>
          </table:table-cell>
          <table:table-cell office:value-type="float" office:value="272732747" table:style-name="ce33">
            <text:p>272,732,747</text:p>
          </table:table-cell>
          <table:table-cell office:value-type="float" office:value="268969000" table:style-name="ce33">
            <text:p>268,969,000</text:p>
          </table:table-cell>
          <table:table-cell office:value-type="float" office:value="91606350.825966299" table:style-name="ce33">
            <text:p>91,606,351</text:p>
          </table:table-cell>
          <table:table-cell table:style-name="ce8"/>
          <table:table-cell office:value-type="float" office:value="235.12100451000276" table:style-name="ce31">
            <text:p>235</text:p>
          </table:table-cell>
          <table:table-cell office:value-type="float" office:value="239.39362447580342" table:style-name="ce31">
            <text:p>239</text:p>
          </table:table-cell>
          <table:table-cell office:value-type="float" office:value="231.29423559762637" table:style-name="ce31">
            <text:p>231</text:p>
          </table:table-cell>
          <table:table-cell office:value-type="float" office:value="226.70203275854186" table:style-name="ce34">
            <text:p>227</text:p>
          </table:table-cell>
          <table:table-cell office:value-type="float" office:value="227.64948095860788" table:style-name="ce31">
            <text:p>228</text:p>
          </table:table-cell>
          <table:table-cell office:value-type="float" office:value="84.016624990797609" table:style-name="ce31">
            <text:p>84</text:p>
          </table:table-cell>
          <table:table-cell table:number-columns-repeated="16368" table:style-name="ce10"/>
        </table:table-row>
        <table:table-row table:style-name="ro8">
          <table:table-cell office:value-type="string" table:style-name="ce35">
            <text:p>E12000008</text:p>
          </table:table-cell>
          <table:table-cell office:value-type="string" table:style-name="ce35">
            <text:p>South East</text:p>
          </table:table-cell>
          <table:table-cell table:style-name="ce32"/>
          <table:table-cell table:style-name="ce31"/>
          <table:table-cell table:number-columns-repeated="5" table:style-name="ce33"/>
          <table:table-cell table:style-name="ce8"/>
          <table:table-cell table:number-columns-repeated="3" table:style-name="ce31"/>
          <table:table-cell table:style-name="ce34"/>
          <table:table-cell table:style-name="ce31"/>
          <table:table-cell table:style-name="ce8"/>
          <table:table-cell table:number-columns-repeated="16368" table:style-name="ce10"/>
        </table:table-row>
        <table:table-row table:style-name="ro9">
          <table:table-cell office:value-type="string" table:style-name="ce8">
            <text:p>E06000036</text:p>
          </table:table-cell>
          <table:table-cell office:value-type="string" table:style-name="ce8">
            <text:p>Bracknell Forest</text:p>
          </table:table-cell>
          <table:table-cell table:style-name="ce32"/>
          <table:table-cell office:value-type="float" office:value="802306" table:style-name="ce31">
            <text:p>802,306</text:p>
          </table:table-cell>
          <table:table-cell office:value-type="float" office:value="725249" table:style-name="ce33">
            <text:p>725,249</text:p>
          </table:table-cell>
          <table:table-cell office:value-type="float" office:value="684795" table:style-name="ce33">
            <text:p>684,795</text:p>
          </table:table-cell>
          <table:table-cell office:value-type="float" office:value="685628" table:style-name="ce33">
            <text:p>685,628</text:p>
          </table:table-cell>
          <table:table-cell office:value-type="float" office:value="685355" table:style-name="ce33">
            <text:p>685,355</text:p>
          </table:table-cell>
          <table:table-cell office:value-type="float" office:value="171055" table:style-name="ce33">
            <text:p>171,055</text:p>
          </table:table-cell>
          <table:table-cell table:style-name="ce8"/>
          <table:table-cell office:value-type="float" office:value="57.471776504297992" table:style-name="ce31">
            <text:p>57</text:p>
          </table:table-cell>
          <table:table-cell office:value-type="float" office:value="50.034425664022073" table:style-name="ce31">
            <text:p>50</text:p>
          </table:table-cell>
          <table:table-cell office:value-type="float" office:value="47.561814140852896" table:style-name="ce31">
            <text:p>48</text:p>
          </table:table-cell>
          <table:table-cell office:value-type="float" office:value="49.943764568764571" table:style-name="ce34">
            <text:p>50</text:p>
          </table:table-cell>
          <table:table-cell office:value-type="float" office:value="51.573105576040334" table:style-name="ce31">
            <text:p>52</text:p>
          </table:table-cell>
          <table:table-cell office:value-type="float" office:value="13.193598148862321" table:style-name="ce31">
            <text:p>13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43</text:p>
          </table:table-cell>
          <table:table-cell office:value-type="string" table:style-name="ce8">
            <text:p>Brighton and Hove</text:p>
          </table:table-cell>
          <table:table-cell table:style-name="ce32"/>
          <table:table-cell office:value-type="float" office:value="10737743" table:style-name="ce31">
            <text:p>10,737,743</text:p>
          </table:table-cell>
          <table:table-cell office:value-type="string" table:style-name="ce33">
            <text:p>..</text:p>
          </table:table-cell>
          <table:table-cell office:value-type="float" office:value="10454868" table:style-name="ce33">
            <text:p>10,454,868</text:p>
          </table:table-cell>
          <table:table-cell office:value-type="float" office:value="10023040" table:style-name="ce33">
            <text:p>10,023,040</text:p>
          </table:table-cell>
          <table:table-cell office:value-type="float" office:value="9849275" table:style-name="ce33">
            <text:p>9,849,275</text:p>
          </table:table-cell>
          <table:table-cell office:value-type="float" office:value="3431035" table:style-name="ce33">
            <text:p>3,431,035</text:p>
          </table:table-cell>
          <table:table-cell table:style-name="ce8"/>
          <table:table-cell office:value-type="float" office:value="229.04253322241419" table:style-name="ce31">
            <text:p>229</text:p>
          </table:table-cell>
          <table:table-cell office:value-type="string" table:style-name="ce31">
            <text:p>..</text:p>
          </table:table-cell>
          <table:table-cell office:value-type="float" office:value="244.97663847037046" table:style-name="ce31">
            <text:p>245</text:p>
          </table:table-cell>
          <table:table-cell office:value-type="float" office:value="236.4147561090669" table:style-name="ce34">
            <text:p>236</text:p>
          </table:table-cell>
          <table:table-cell office:value-type="float" office:value="231.65498506479761" table:style-name="ce31">
            <text:p>232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60</text:p>
          </table:table-cell>
          <table:table-cell office:value-type="string" table:style-name="ce8">
            <text:p>Buckinghamshire</text:p>
          </table:table-cell>
          <table:table-cell table:style-name="ce32"/>
          <table:table-cell office:value-type="float" office:value="3685097" table:style-name="ce31">
            <text:p>3,685,097</text:p>
          </table:table-cell>
          <table:table-cell office:value-type="float" office:value="3662810" table:style-name="ce33">
            <text:p>3,662,810</text:p>
          </table:table-cell>
          <table:table-cell office:value-type="float" office:value="3553683" table:style-name="ce33">
            <text:p>3,553,683</text:p>
          </table:table-cell>
          <table:table-cell office:value-type="float" office:value="3412203" table:style-name="ce33">
            <text:p>3,412,203</text:p>
          </table:table-cell>
          <table:table-cell office:value-type="float" office:value="3267358" table:style-name="ce33">
            <text:p>3,267,358</text:p>
          </table:table-cell>
          <table:table-cell office:value-type="float" office:value="966552" table:style-name="ce33">
            <text:p>966,552</text:p>
          </table:table-cell>
          <table:table-cell table:style-name="ce8"/>
          <table:table-cell office:value-type="float" office:value="45.520876053067177" table:style-name="ce31">
            <text:p>46</text:p>
          </table:table-cell>
          <table:table-cell office:value-type="float" office:value="44.076605576346857" table:style-name="ce31">
            <text:p>44</text:p>
          </table:table-cell>
          <table:table-cell office:value-type="float" office:value="49.190008858867174" table:style-name="ce31">
            <text:p>49</text:p>
          </table:table-cell>
          <table:table-cell office:value-type="float" office:value="47.198979168395716" table:style-name="ce34">
            <text:p>47</text:p>
          </table:table-cell>
          <table:table-cell office:value-type="float" office:value="44.901644976431626" table:style-name="ce31">
            <text:p>45</text:p>
          </table:table-cell>
          <table:table-cell office:value-type="float" office:value="14.756068516991848" table:style-name="ce31">
            <text:p>15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11</text:p>
          </table:table-cell>
          <table:table-cell office:value-type="string" table:style-name="ce8">
            <text:p>East Sussex</text:p>
          </table:table-cell>
          <table:table-cell table:style-name="ce32"/>
          <table:table-cell office:value-type="float" office:value="7882312" table:style-name="ce31">
            <text:p>7,882,312</text:p>
          </table:table-cell>
          <table:table-cell office:value-type="float" office:value="7476249" table:style-name="ce33">
            <text:p>7,476,249</text:p>
          </table:table-cell>
          <table:table-cell office:value-type="float" office:value="7391366" table:style-name="ce33">
            <text:p>7,391,366</text:p>
          </table:table-cell>
          <table:table-cell office:value-type="string" table:style-name="ce33">
            <text:p>..</text:p>
          </table:table-cell>
          <table:table-cell office:value-type="float" office:value="6894849" table:style-name="ce33">
            <text:p>6,894,849</text:p>
          </table:table-cell>
          <table:table-cell office:value-type="float" office:value="2036187" table:style-name="ce33">
            <text:p>2,036,187</text:p>
          </table:table-cell>
          <table:table-cell table:style-name="ce8"/>
          <table:table-cell office:value-type="float" office:value="59.567371491619184" table:style-name="ce31">
            <text:p>60</text:p>
          </table:table-cell>
          <table:table-cell office:value-type="float" office:value="55.050136958058438" table:style-name="ce31">
            <text:p>55</text:p>
          </table:table-cell>
          <table:table-cell office:value-type="float" office:value="57.070896905306071" table:style-name="ce31">
            <text:p>57</text:p>
          </table:table-cell>
          <table:table-cell office:value-type="string" table:style-name="ce34">
            <text:p>..</text:p>
          </table:table-cell>
          <table:table-cell office:value-type="float" office:value="54.9815315423076" table:style-name="ce31">
            <text:p>55</text:p>
          </table:table-cell>
          <table:table-cell office:value-type="float" office:value="18.167264453961455" table:style-name="ce31">
            <text:p>18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14</text:p>
          </table:table-cell>
          <table:table-cell office:value-type="string" table:style-name="ce8">
            <text:p>Hampshire</text:p>
          </table:table-cell>
          <table:table-cell table:style-name="ce32"/>
          <table:table-cell office:value-type="float" office:value="12174126" table:style-name="ce31">
            <text:p>12,174,126</text:p>
          </table:table-cell>
          <table:table-cell office:value-type="float" office:value="11425739" table:style-name="ce33">
            <text:p>11,425,739</text:p>
          </table:table-cell>
          <table:table-cell office:value-type="float" office:value="11334976" table:style-name="ce33">
            <text:p>11,334,976</text:p>
          </table:table-cell>
          <table:table-cell office:value-type="string" table:style-name="ce33">
            <text:p>..</text:p>
          </table:table-cell>
          <table:table-cell office:value-type="float" office:value="10824867" table:style-name="ce33">
            <text:p>10,824,867</text:p>
          </table:table-cell>
          <table:table-cell office:value-type="float" office:value="2915019" table:style-name="ce33">
            <text:p>2,915,019</text:p>
          </table:table-cell>
          <table:table-cell table:style-name="ce8"/>
          <table:table-cell office:value-type="float" office:value="48.846364646736184" table:style-name="ce31">
            <text:p>49</text:p>
          </table:table-cell>
          <table:table-cell office:value-type="float" office:value="45.494409626273161" table:style-name="ce31">
            <text:p>45</text:p>
          </table:table-cell>
          <table:table-cell office:value-type="float" office:value="43.961278312131554" table:style-name="ce31">
            <text:p>44</text:p>
          </table:table-cell>
          <table:table-cell office:value-type="string" table:style-name="ce34">
            <text:p>..</text:p>
          </table:table-cell>
          <table:table-cell office:value-type="float" office:value="48.890596630685152" table:style-name="ce31">
            <text:p>49</text:p>
          </table:table-cell>
          <table:table-cell office:value-type="float" office:value="12.9345423242977" table:style-name="ce31">
            <text:p>13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46</text:p>
          </table:table-cell>
          <table:table-cell office:value-type="string" table:style-name="ce8">
            <text:p>Isle of Wight</text:p>
          </table:table-cell>
          <table:table-cell table:style-name="ce32"/>
          <table:table-cell office:value-type="float" office:value="3149395" table:style-name="ce31">
            <text:p>3,149,395</text:p>
          </table:table-cell>
          <table:table-cell office:value-type="float" office:value="3159938" table:style-name="ce33">
            <text:p>3,159,938</text:p>
          </table:table-cell>
          <table:table-cell office:value-type="float" office:value="3169477" table:style-name="ce33">
            <text:p>3,169,477</text:p>
          </table:table-cell>
          <table:table-cell office:value-type="float" office:value="3104511" table:style-name="ce33">
            <text:p>3,104,511</text:p>
          </table:table-cell>
          <table:table-cell office:value-type="float" office:value="3124112" table:style-name="ce33">
            <text:p>3,124,112</text:p>
          </table:table-cell>
          <table:table-cell office:value-type="float" office:value="1019258" table:style-name="ce33">
            <text:p>1,019,258</text:p>
          </table:table-cell>
          <table:table-cell table:style-name="ce8"/>
          <table:table-cell office:value-type="float" office:value="85.915241290885774" table:style-name="ce31">
            <text:p>86</text:p>
          </table:table-cell>
          <table:table-cell office:value-type="float" office:value="86.003429317946768" table:style-name="ce31">
            <text:p>86</text:p>
          </table:table-cell>
          <table:table-cell office:value-type="float" office:value="81.256140081013172" table:style-name="ce31">
            <text:p>81</text:p>
          </table:table-cell>
          <table:table-cell office:value-type="float" office:value="84.845886854331781" table:style-name="ce34">
            <text:p>85</text:p>
          </table:table-cell>
          <table:table-cell office:value-type="float" office:value="89.863713504961893" table:style-name="ce31">
            <text:p>90</text:p>
          </table:table-cell>
          <table:table-cell office:value-type="float" office:value="31.028585345063778" table:style-name="ce31">
            <text:p>31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16</text:p>
          </table:table-cell>
          <table:table-cell office:value-type="string" table:style-name="ce8">
            <text:p>Kent</text:p>
          </table:table-cell>
          <table:table-cell table:style-name="ce32"/>
          <table:table-cell office:value-type="string" table:style-name="ce31">
            <text:p>..</text:p>
          </table:table-cell>
          <table:table-cell office:value-type="float" office:value="17116194" table:style-name="ce33">
            <text:p>17,116,194</text:p>
          </table:table-cell>
          <table:table-cell office:value-type="float" office:value="16753566" table:style-name="ce33">
            <text:p>16,753,566</text:p>
          </table:table-cell>
          <table:table-cell office:value-type="string" table:style-name="ce33">
            <text:p>..</text:p>
          </table:table-cell>
          <table:table-cell office:value-type="float" office:value="15684233" table:style-name="ce33">
            <text:p>15,684,233</text:p>
          </table:table-cell>
          <table:table-cell office:value-type="float" office:value="4567380" table:style-name="ce33">
            <text:p>4,567,380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float" office:value="58.527507548376285" table:style-name="ce31">
            <text:p>59</text:p>
          </table:table-cell>
          <table:table-cell office:value-type="float" office:value="56.79213418396057" table:style-name="ce31">
            <text:p>57</text:p>
          </table:table-cell>
          <table:table-cell office:value-type="string" table:style-name="ce34">
            <text:p>..</text:p>
          </table:table-cell>
          <table:table-cell office:value-type="float" office:value="61.7647547600764" table:style-name="ce31">
            <text:p>62</text:p>
          </table:table-cell>
          <table:table-cell office:value-type="float" office:value="17.856254838028665" table:style-name="ce31">
            <text:p>18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35</text:p>
          </table:table-cell>
          <table:table-cell office:value-type="string" table:style-name="ce8">
            <text:p>Medway</text:p>
          </table:table-cell>
          <table:table-cell table:style-name="ce32"/>
          <table:table-cell office:value-type="float" office:value="3669446" table:style-name="ce31">
            <text:p>3,669,446</text:p>
          </table:table-cell>
          <table:table-cell office:value-type="float" office:value="3520978" table:style-name="ce33">
            <text:p>3,520,978</text:p>
          </table:table-cell>
          <table:table-cell office:value-type="float" office:value="3400525" table:style-name="ce33">
            <text:p>3,400,525</text:p>
          </table:table-cell>
          <table:table-cell office:value-type="float" office:value="3124777" table:style-name="ce33">
            <text:p>3,124,777</text:p>
          </table:table-cell>
          <table:table-cell office:value-type="float" office:value="2971507" table:style-name="ce33">
            <text:p>2,971,507</text:p>
          </table:table-cell>
          <table:table-cell office:value-type="float" office:value="979590" table:style-name="ce33">
            <text:p>979,590</text:p>
          </table:table-cell>
          <table:table-cell table:style-name="ce8"/>
          <table:table-cell office:value-type="float" office:value="89.564217720283139" table:style-name="ce31">
            <text:p>90</text:p>
          </table:table-cell>
          <table:table-cell office:value-type="float" office:value="87.789612785797985" table:style-name="ce31">
            <text:p>88</text:p>
          </table:table-cell>
          <table:table-cell office:value-type="float" office:value="90.003837806362824" table:style-name="ce31">
            <text:p>90</text:p>
          </table:table-cell>
          <table:table-cell office:value-type="float" office:value="87.930241719897566" table:style-name="ce34">
            <text:p>88</text:p>
          </table:table-cell>
          <table:table-cell office:value-type="float" office:value="83.198202486280664" table:style-name="ce31">
            <text:p>83</text:p>
          </table:table-cell>
          <table:table-cell office:value-type="float" office:value="28.884531461933125" table:style-name="ce31">
            <text:p>29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42</text:p>
          </table:table-cell>
          <table:table-cell office:value-type="string" table:style-name="ce8">
            <text:p>Milton Keynes</text:p>
          </table:table-cell>
          <table:table-cell table:style-name="ce32"/>
          <table:table-cell office:value-type="float" office:value="2448564" table:style-name="ce31">
            <text:p>2,448,564</text:p>
          </table:table-cell>
          <table:table-cell office:value-type="float" office:value="2370312" table:style-name="ce33">
            <text:p>2,370,312</text:p>
          </table:table-cell>
          <table:table-cell office:value-type="float" office:value="2334974" table:style-name="ce33">
            <text:p>2,334,974</text:p>
          </table:table-cell>
          <table:table-cell office:value-type="float" office:value="2174089" table:style-name="ce33">
            <text:p>2,174,089</text:p>
          </table:table-cell>
          <table:table-cell office:value-type="float" office:value="2138987" table:style-name="ce33">
            <text:p>2,138,987</text:p>
          </table:table-cell>
          <table:table-cell office:value-type="float" office:value="592982" table:style-name="ce33">
            <text:p>592,982</text:p>
          </table:table-cell>
          <table:table-cell table:style-name="ce8"/>
          <table:table-cell office:value-type="float" office:value="82.081190707653107" table:style-name="ce31">
            <text:p>82</text:p>
          </table:table-cell>
          <table:table-cell office:value-type="string" table:style-name="ce31">
            <text:p>..</text:p>
          </table:table-cell>
          <table:table-cell office:value-type="float" office:value="79.789980863860038" table:style-name="ce31">
            <text:p>80</text:p>
          </table:table-cell>
          <table:table-cell office:value-type="float" office:value="87.937912065687826" table:style-name="ce34">
            <text:p>88</text:p>
          </table:table-cell>
          <table:table-cell office:value-type="float" office:value="84.092899827016822" table:style-name="ce31">
            <text:p>84</text:p>
          </table:table-cell>
          <table:table-cell office:value-type="float" office:value="24.487198546415591" table:style-name="ce31">
            <text:p>24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25</text:p>
          </table:table-cell>
          <table:table-cell office:value-type="string" table:style-name="ce8">
            <text:p>Oxfordshire</text:p>
          </table:table-cell>
          <table:table-cell table:style-name="ce32"/>
          <table:table-cell office:value-type="string" table:style-name="ce31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4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44</text:p>
          </table:table-cell>
          <table:table-cell office:value-type="string" table:style-name="ce8">
            <text:p>Portsmouth</text:p>
          </table:table-cell>
          <table:table-cell table:style-name="ce32"/>
          <table:table-cell office:value-type="float" office:value="4495494" table:style-name="ce31">
            <text:p>4,495,494</text:p>
          </table:table-cell>
          <table:table-cell office:value-type="float" office:value="4432105" table:style-name="ce33">
            <text:p>4,432,105</text:p>
          </table:table-cell>
          <table:table-cell office:value-type="float" office:value="4320287" table:style-name="ce33">
            <text:p>4,320,287</text:p>
          </table:table-cell>
          <table:table-cell office:value-type="float" office:value="4185274" table:style-name="ce33">
            <text:p>4,185,274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151.47053472152027" table:style-name="ce31">
            <text:p>151</text:p>
          </table:table-cell>
          <table:table-cell office:value-type="float" office:value="146.73900807840022" table:style-name="ce31">
            <text:p>147</text:p>
          </table:table-cell>
          <table:table-cell office:value-type="float" office:value="139.80606433240567" table:style-name="ce31">
            <text:p>140</text:p>
          </table:table-cell>
          <table:table-cell office:value-type="float" office:value="134.25097032878909" table:style-name="ce34">
            <text:p>134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38</text:p>
          </table:table-cell>
          <table:table-cell office:value-type="string" table:style-name="ce8">
            <text:p>Reading</text:p>
          </table:table-cell>
          <table:table-cell table:style-name="ce32"/>
          <table:table-cell office:value-type="float" office:value="4793203" table:style-name="ce31">
            <text:p>4,793,203</text:p>
          </table:table-cell>
          <table:table-cell office:value-type="float" office:value="4489013" table:style-name="ce33">
            <text:p>4,489,013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float" office:value="4275740" table:style-name="ce33">
            <text:p>4,275,740</text:p>
          </table:table-cell>
          <table:table-cell office:value-type="float" office:value="1158724" table:style-name="ce33">
            <text:p>1,158,724</text:p>
          </table:table-cell>
          <table:table-cell table:style-name="ce8"/>
          <table:table-cell office:value-type="float" office:value="163.49010846578892" table:style-name="ce31">
            <text:p>163</text:p>
          </table:table-cell>
          <table:table-cell office:value-type="float" office:value="149.28543398736281" table:style-name="ce31">
            <text:p>149</text:p>
          </table:table-cell>
          <table:table-cell office:value-type="string" table:style-name="ce31">
            <text:p>..</text:p>
          </table:table-cell>
          <table:table-cell office:value-type="string" table:style-name="ce34">
            <text:p>..</text:p>
          </table:table-cell>
          <table:table-cell office:value-type="float" office:value="152.98364878886542" table:style-name="ce31">
            <text:p>153</text:p>
          </table:table-cell>
          <table:table-cell office:value-type="float" office:value="40.103969819679506" table:style-name="ce31">
            <text:p>40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39</text:p>
          </table:table-cell>
          <table:table-cell office:value-type="string" table:style-name="ce8">
            <text:p>Slough</text:p>
          </table:table-cell>
          <table:table-cell table:style-name="ce32"/>
          <table:table-cell office:value-type="float" office:value="1498676" table:style-name="ce31">
            <text:p>1,498,676</text:p>
          </table:table-cell>
          <table:table-cell office:value-type="float" office:value="1295770" table:style-name="ce33">
            <text:p>1,295,770</text:p>
          </table:table-cell>
          <table:table-cell office:value-type="float" office:value="1233346" table:style-name="ce33">
            <text:p>1,233,346</text:p>
          </table:table-cell>
          <table:table-cell office:value-type="float" office:value="1161137" table:style-name="ce33">
            <text:p>1,161,137</text:p>
          </table:table-cell>
          <table:table-cell office:value-type="float" office:value="1113931" table:style-name="ce33">
            <text:p>1,113,931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97.133709248817169" table:style-name="ce31">
            <text:p>97</text:p>
          </table:table-cell>
          <table:table-cell office:value-type="float" office:value="77.285577955385904" table:style-name="ce31">
            <text:p>77</text:p>
          </table:table-cell>
          <table:table-cell office:value-type="float" office:value="70.841240666283738" table:style-name="ce31">
            <text:p>71</text:p>
          </table:table-cell>
          <table:table-cell office:value-type="float" office:value="70.032388419782876" table:style-name="ce34">
            <text:p>70</text:p>
          </table:table-cell>
          <table:table-cell office:value-type="float" office:value="70.721287537299219" table:style-name="ce31">
            <text:p>71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45</text:p>
          </table:table-cell>
          <table:table-cell office:value-type="string" table:style-name="ce8">
            <text:p>Southampton</text:p>
          </table:table-cell>
          <table:table-cell table:style-name="ce32"/>
          <table:table-cell office:value-type="float" office:value="4702709" table:style-name="ce31">
            <text:p>4,702,709</text:p>
          </table:table-cell>
          <table:table-cell office:value-type="float" office:value="4524975" table:style-name="ce33">
            <text:p>4,524,975</text:p>
          </table:table-cell>
          <table:table-cell office:value-type="float" office:value="4385252" table:style-name="ce33">
            <text:p>4,385,252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float" office:value="3405343" table:style-name="ce33">
            <text:p>3,405,343</text:p>
          </table:table-cell>
          <table:table-cell table:style-name="ce8"/>
          <table:table-cell office:value-type="float" office:value="166.35568997842159" table:style-name="ce31">
            <text:p>166</text:p>
          </table:table-cell>
          <table:table-cell office:value-type="float" office:value="173.23794027565083" table:style-name="ce31">
            <text:p>173</text:p>
          </table:table-cell>
          <table:table-cell office:value-type="float" office:value="148.71310363537711" table:style-name="ce31">
            <text:p>149</text:p>
          </table:table-cell>
          <table:table-cell office:value-type="string" table:style-name="ce34">
            <text:p>..</text:p>
          </table:table-cell>
          <table:table-cell office:value-type="string" table:style-name="ce31">
            <text:p>..</text:p>
          </table:table-cell>
          <table:table-cell office:value-type="float" office:value="130.60301449720026" table:style-name="ce31">
            <text:p>131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30</text:p>
          </table:table-cell>
          <table:table-cell office:value-type="string" table:style-name="ce8">
            <text:p>Surrey</text:p>
          </table:table-cell>
          <table:table-cell table:style-name="ce32"/>
          <table:table-cell office:value-type="float" office:value="7316971" table:style-name="ce31">
            <text:p>7,316,971</text:p>
          </table:table-cell>
          <table:table-cell office:value-type="float" office:value="7012027" table:style-name="ce33">
            <text:p>7,012,027</text:p>
          </table:table-cell>
          <table:table-cell office:value-type="float" office:value="6491729" table:style-name="ce33">
            <text:p>6,491,729</text:p>
          </table:table-cell>
          <table:table-cell office:value-type="float" office:value="6126571" table:style-name="ce33">
            <text:p>6,126,571</text:p>
          </table:table-cell>
          <table:table-cell office:value-type="float" office:value="5881374" table:style-name="ce33">
            <text:p>5,881,374</text:p>
          </table:table-cell>
          <table:table-cell office:value-type="float" office:value="1541885" table:style-name="ce33">
            <text:p>1,541,885</text:p>
          </table:table-cell>
          <table:table-cell table:style-name="ce8"/>
          <table:table-cell office:value-type="float" office:value="38.799532303907014" table:style-name="ce31">
            <text:p>39</text:p>
          </table:table-cell>
          <table:table-cell office:value-type="float" office:value="34.977762369619548" table:style-name="ce31">
            <text:p>35</text:p>
          </table:table-cell>
          <table:table-cell office:value-type="float" office:value="34.054257222143534" table:style-name="ce31">
            <text:p>34</text:p>
          </table:table-cell>
          <table:table-cell office:value-type="float" office:value="34.441770387110559" table:style-name="ce34">
            <text:p>34</text:p>
          </table:table-cell>
          <table:table-cell office:value-type="float" office:value="34.878215696274594" table:style-name="ce31">
            <text:p>35</text:p>
          </table:table-cell>
          <table:table-cell office:value-type="float" office:value="9.1658839614790164" table:style-name="ce31">
            <text:p>9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37</text:p>
          </table:table-cell>
          <table:table-cell office:value-type="string" table:style-name="ce8">
            <text:p>West Berkshire</text:p>
          </table:table-cell>
          <table:table-cell table:style-name="ce32"/>
          <table:table-cell office:value-type="float" office:value="831167" table:style-name="ce31">
            <text:p>831,167</text:p>
          </table:table-cell>
          <table:table-cell office:value-type="float" office:value="821315" table:style-name="ce33">
            <text:p>821,315</text:p>
          </table:table-cell>
          <table:table-cell office:value-type="float" office:value="680161" table:style-name="ce33">
            <text:p>680,161</text:p>
          </table:table-cell>
          <table:table-cell office:value-type="float" office:value="633710" table:style-name="ce33">
            <text:p>633,710</text:p>
          </table:table-cell>
          <table:table-cell office:value-type="float" office:value="634779" table:style-name="ce33">
            <text:p>634,779</text:p>
          </table:table-cell>
          <table:table-cell office:value-type="float" office:value="184158" table:style-name="ce33">
            <text:p>184,158</text:p>
          </table:table-cell>
          <table:table-cell table:style-name="ce8"/>
          <table:table-cell office:value-type="float" office:value="36.151842025140269" table:style-name="ce31">
            <text:p>36</text:p>
          </table:table-cell>
          <table:table-cell office:value-type="float" office:value="34.773487446547271" table:style-name="ce31">
            <text:p>35</text:p>
          </table:table-cell>
          <table:table-cell office:value-type="float" office:value="28.484839601306643" table:style-name="ce31">
            <text:p>28</text:p>
          </table:table-cell>
          <table:table-cell office:value-type="float" office:value="30.08497911127991" table:style-name="ce34">
            <text:p>30</text:p>
          </table:table-cell>
          <table:table-cell office:value-type="float" office:value="33.686000849076628" table:style-name="ce31">
            <text:p>34</text:p>
          </table:table-cell>
          <table:table-cell office:value-type="float" office:value="9.1416232315711099" table:style-name="ce31">
            <text:p>9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32</text:p>
          </table:table-cell>
          <table:table-cell office:value-type="string" table:style-name="ce8">
            <text:p>West Sussex</text:p>
          </table:table-cell>
          <table:table-cell table:style-name="ce32"/>
          <table:table-cell office:value-type="float" office:value="10399336" table:style-name="ce31">
            <text:p>10,399,336</text:p>
          </table:table-cell>
          <table:table-cell office:value-type="float" office:value="10172910" table:style-name="ce33">
            <text:p>10,172,910</text:p>
          </table:table-cell>
          <table:table-cell office:value-type="float" office:value="9891731" table:style-name="ce33">
            <text:p>9,891,731</text:p>
          </table:table-cell>
          <table:table-cell office:value-type="float" office:value="9505639" table:style-name="ce33">
            <text:p>9,505,639</text:p>
          </table:table-cell>
          <table:table-cell office:value-type="float" office:value="9530426" table:style-name="ce33">
            <text:p>9,530,426</text:p>
          </table:table-cell>
          <table:table-cell office:value-type="float" office:value="2649782" table:style-name="ce33">
            <text:p>2,649,782</text:p>
          </table:table-cell>
          <table:table-cell table:style-name="ce8"/>
          <table:table-cell office:value-type="float" office:value="59.21228961213474" table:style-name="ce31">
            <text:p>59</text:p>
          </table:table-cell>
          <table:table-cell office:value-type="float" office:value="55.806800228210307" table:style-name="ce31">
            <text:p>56</text:p>
          </table:table-cell>
          <table:table-cell office:value-type="float" office:value="55.195695600741018" table:style-name="ce31">
            <text:p>55</text:p>
          </table:table-cell>
          <table:table-cell office:value-type="float" office:value="54.725721950994838" table:style-name="ce34">
            <text:p>55</text:p>
          </table:table-cell>
          <table:table-cell office:value-type="float" office:value="57.049630361258266" table:style-name="ce31">
            <text:p>57</text:p>
          </table:table-cell>
          <table:table-cell office:value-type="float" office:value="16.293817063797079" table:style-name="ce31">
            <text:p>16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40</text:p>
          </table:table-cell>
          <table:table-cell office:value-type="string" table:style-name="ce8">
            <text:p>Windsor and Maidenhead</text:p>
          </table:table-cell>
          <table:table-cell table:style-name="ce32"/>
          <table:table-cell office:value-type="float" office:value="891107" table:style-name="ce31">
            <text:p>891,107</text:p>
          </table:table-cell>
          <table:table-cell office:value-type="float" office:value="854472" table:style-name="ce33">
            <text:p>854,472</text:p>
          </table:table-cell>
          <table:table-cell office:value-type="float" office:value="836752" table:style-name="ce33">
            <text:p>836,752</text:p>
          </table:table-cell>
          <table:table-cell office:value-type="float" office:value="691887" table:style-name="ce33">
            <text:p>691,887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36.456531522317228" table:style-name="ce31">
            <text:p>36</text:p>
          </table:table-cell>
          <table:table-cell office:value-type="float" office:value="38.209184814202032" table:style-name="ce31">
            <text:p>38</text:p>
          </table:table-cell>
          <table:table-cell office:value-type="float" office:value="38.588452315071017" table:style-name="ce31">
            <text:p>39</text:p>
          </table:table-cell>
          <table:table-cell office:value-type="float" office:value="30.192311049048701" table:style-name="ce34">
            <text:p>30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41</text:p>
          </table:table-cell>
          <table:table-cell office:value-type="string" table:style-name="ce8">
            <text:p>Wokingham</text:p>
          </table:table-cell>
          <table:table-cell table:style-name="ce32"/>
          <table:table-cell office:value-type="string" table:style-name="ce31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4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8">
          <table:table-cell office:value-type="string" table:style-name="ce35">
            <text:p>E12000009</text:p>
          </table:table-cell>
          <table:table-cell office:value-type="string" table:style-name="ce35">
            <text:p>South West</text:p>
          </table:table-cell>
          <table:table-cell table:style-name="ce32"/>
          <table:table-cell table:style-name="ce31"/>
          <table:table-cell table:number-columns-repeated="5" table:style-name="ce33"/>
          <table:table-cell table:style-name="ce8"/>
          <table:table-cell table:number-columns-repeated="3" table:style-name="ce31"/>
          <table:table-cell table:style-name="ce34"/>
          <table:table-cell table:style-name="ce31"/>
          <table:table-cell table:style-name="ce8"/>
          <table:table-cell table:number-columns-repeated="16368" table:style-name="ce10"/>
        </table:table-row>
        <table:table-row table:style-name="ro9">
          <table:table-cell office:value-type="string" table:style-name="ce8">
            <text:p>E06000022</text:p>
          </table:table-cell>
          <table:table-cell office:value-type="string" table:style-name="ce8">
            <text:p>Bath and North East Somerset</text:p>
          </table:table-cell>
          <table:table-cell table:style-name="ce32"/>
          <table:table-cell office:value-type="float" office:value="3883295" table:style-name="ce31">
            <text:p>3,883,295</text:p>
          </table:table-cell>
          <table:table-cell office:value-type="float" office:value="3784742" table:style-name="ce33">
            <text:p>3,784,742</text:p>
          </table:table-cell>
          <table:table-cell office:value-type="float" office:value="3817130" table:style-name="ce33">
            <text:p>3,817,130</text:p>
          </table:table-cell>
          <table:table-cell office:value-type="float" office:value="3739657" table:style-name="ce33">
            <text:p>3,739,657</text:p>
          </table:table-cell>
          <table:table-cell office:value-type="float" office:value="3450706" table:style-name="ce33">
            <text:p>3,450,706</text:p>
          </table:table-cell>
          <table:table-cell office:value-type="float" office:value="828224" table:style-name="ce33">
            <text:p>828,224</text:p>
          </table:table-cell>
          <table:table-cell table:style-name="ce8"/>
          <table:table-cell office:value-type="float" office:value="98.49578958047988" table:style-name="ce31">
            <text:p>98</text:p>
          </table:table-cell>
          <table:table-cell office:value-type="float" office:value="95.192082295832392" table:style-name="ce31">
            <text:p>95</text:p>
          </table:table-cell>
          <table:table-cell office:value-type="float" office:value="100.72646189571459" table:style-name="ce31">
            <text:p>101</text:p>
          </table:table-cell>
          <table:table-cell office:value-type="float" office:value="97.901905858945497" table:style-name="ce34">
            <text:p>98</text:p>
          </table:table-cell>
          <table:table-cell office:value-type="float" office:value="89.025205748045721" table:style-name="ce31">
            <text:p>89</text:p>
          </table:table-cell>
          <table:table-cell office:value-type="float" office:value="22.529350960230673" table:style-name="ce31">
            <text:p>23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28</text:p>
          </table:table-cell>
          <table:table-cell office:value-type="string" table:style-name="ce8">
            <text:p>Bournemouth</text:p>
          </table:table-cell>
          <table:table-cell office:value-type="float" office:value="6" table:style-name="ce32">
            <text:p>6</text:p>
          </table:table-cell>
          <table:table-cell office:value-type="float" office:value="4865701" table:style-name="ce31">
            <text:p>4,865,701</text:p>
          </table:table-cell>
          <table:table-cell office:value-type="float" office:value="4751818" table:style-name="ce33">
            <text:p>4,751,818</text:p>
          </table:table-cell>
          <table:table-cell office:value-type="float" office:value="4591403" table:style-name="ce33">
            <text:p>4,591,403</text:p>
          </table:table-cell>
          <table:table-cell office:value-type="float" office:value="4286205" table:style-name="ce33">
            <text:p>4,286,205</text:p>
          </table:table-cell>
          <table:table-cell office:value-type="float" office:value="4260953" table:style-name="ce33">
            <text:p>4,260,953</text:p>
          </table:table-cell>
          <table:table-cell office:value-type="string" table:style-name="ce8">
            <text:p>..</text:p>
          </table:table-cell>
          <table:table-cell table:style-name="ce8"/>
          <table:table-cell office:value-type="float" office:value="132.84827718014526" table:style-name="ce31">
            <text:p>133</text:p>
          </table:table-cell>
          <table:table-cell office:value-type="float" office:value="130.22960973470731" table:style-name="ce31">
            <text:p>130</text:p>
          </table:table-cell>
          <table:table-cell office:value-type="float" office:value="123.28230808474076" table:style-name="ce31">
            <text:p>123</text:p>
          </table:table-cell>
          <table:table-cell office:value-type="float" office:value="120.26726339122871" table:style-name="ce34">
            <text:p>120</text:p>
          </table:table-cell>
          <table:table-cell office:value-type="float" office:value="117.04950141471856" table:style-name="ce31">
            <text:p>117</text:p>
          </table:table-cell>
          <table:table-cell office:value-type="string" table:style-name="ce8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58</text:p>
          </table:table-cell>
          <table:table-cell office:value-type="string" table:style-name="ce8">
            <text:p>Bournemouth, Christchurch and Poole UA</text:p>
          </table:table-cell>
          <table:table-cell table:style-name="ce32"/>
          <table:table-cell office:value-type="string" table:style-name="ce31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float" office:value="2236665" table:style-name="ce33">
            <text:p>2,236,665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4">
            <text:p>..</text:p>
          </table:table-cell>
          <table:table-cell office:value-type="string" table:style-name="ce31">
            <text:p>..</text:p>
          </table:table-cell>
          <table:table-cell office:value-type="float" office:value="29.405040492217079" table:style-name="ce31">
            <text:p>29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23</text:p>
          </table:table-cell>
          <table:table-cell office:value-type="string" table:style-name="ce8">
            <text:p>Bristol, City of</text:p>
          </table:table-cell>
          <table:table-cell table:style-name="ce32"/>
          <table:table-cell office:value-type="float" office:value="7697262" table:style-name="ce31">
            <text:p>7,697,262</text:p>
          </table:table-cell>
          <table:table-cell office:value-type="float" office:value="7451306" table:style-name="ce33">
            <text:p>7,451,306</text:p>
          </table:table-cell>
          <table:table-cell office:value-type="float" office:value="7046117" table:style-name="ce33">
            <text:p>7,046,117</text:p>
          </table:table-cell>
          <table:table-cell office:value-type="float" office:value="6624514" table:style-name="ce33">
            <text:p>6,624,514</text:p>
          </table:table-cell>
          <table:table-cell office:value-type="float" office:value="7025506" table:style-name="ce33">
            <text:p>7,025,506</text:p>
          </table:table-cell>
          <table:table-cell office:value-type="float" office:value="2084138" table:style-name="ce33">
            <text:p>2,084,138</text:p>
          </table:table-cell>
          <table:table-cell table:style-name="ce8"/>
          <table:table-cell office:value-type="float" office:value="108.83829642826844" table:style-name="ce31">
            <text:p>109</text:p>
          </table:table-cell>
          <table:table-cell office:value-type="float" office:value="105.12713215479903" table:style-name="ce31">
            <text:p>105</text:p>
          </table:table-cell>
          <table:table-cell office:value-type="float" office:value="95.185639986491054" table:style-name="ce31">
            <text:p>95</text:p>
          </table:table-cell>
          <table:table-cell office:value-type="float" office:value="88.908910332979914" table:style-name="ce34">
            <text:p>89</text:p>
          </table:table-cell>
          <table:table-cell office:value-type="float" office:value="96.883486175274086" table:style-name="ce31">
            <text:p>97</text:p>
          </table:table-cell>
          <table:table-cell office:value-type="float" office:value="30.139378163412871" table:style-name="ce31">
            <text:p>30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52</text:p>
          </table:table-cell>
          <table:table-cell office:value-type="string" table:style-name="ce8">
            <text:p>Cornwall</text:p>
          </table:table-cell>
          <table:table-cell table:style-name="ce32"/>
          <table:table-cell office:value-type="float" office:value="4350000" table:style-name="ce31">
            <text:p>4,350,000</text:p>
          </table:table-cell>
          <table:table-cell office:value-type="float" office:value="3750000" table:style-name="ce33">
            <text:p>3,750,000</text:p>
          </table:table-cell>
          <table:table-cell office:value-type="float" office:value="3896760" table:style-name="ce33">
            <text:p>3,896,760</text:p>
          </table:table-cell>
          <table:table-cell office:value-type="float" office:value="3773092" table:style-name="ce33">
            <text:p>3,773,092</text:p>
          </table:table-cell>
          <table:table-cell office:value-type="float" office:value="3763665" table:style-name="ce33">
            <text:p>3,763,665</text:p>
          </table:table-cell>
          <table:table-cell office:value-type="float" office:value="1214466" table:style-name="ce33">
            <text:p>1,214,466</text:p>
          </table:table-cell>
          <table:table-cell table:style-name="ce8"/>
          <table:table-cell office:value-type="float" office:value="35.623034591194966" table:style-name="ce31">
            <text:p>36</text:p>
          </table:table-cell>
          <table:table-cell office:value-type="string" table:style-name="ce31">
            <text:p>..</text:p>
          </table:table-cell>
          <table:table-cell office:value-type="float" office:value="33.899313620586163" table:style-name="ce31">
            <text:p>34</text:p>
          </table:table-cell>
          <table:table-cell office:value-type="float" office:value="32.404022707168558" table:style-name="ce34">
            <text:p>32</text:p>
          </table:table-cell>
          <table:table-cell office:value-type="float" office:value="30.5785167611836" table:style-name="ce31">
            <text:p>31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08</text:p>
          </table:table-cell>
          <table:table-cell office:value-type="string" table:style-name="ce8">
            <text:p>Devon</text:p>
          </table:table-cell>
          <table:table-cell table:style-name="ce32"/>
          <table:table-cell office:value-type="float" office:value="10766883" table:style-name="ce31">
            <text:p>10,766,883</text:p>
          </table:table-cell>
          <table:table-cell office:value-type="float" office:value="10321435" table:style-name="ce33">
            <text:p>10,321,435</text:p>
          </table:table-cell>
          <table:table-cell office:value-type="float" office:value="9992672" table:style-name="ce33">
            <text:p>9,992,672</text:p>
          </table:table-cell>
          <table:table-cell office:value-type="float" office:value="9249027" table:style-name="ce33">
            <text:p>9,249,027</text:p>
          </table:table-cell>
          <table:table-cell office:value-type="float" office:value="9079056" table:style-name="ce33">
            <text:p>9,079,056</text:p>
          </table:table-cell>
          <table:table-cell office:value-type="float" office:value="2402504" table:style-name="ce33">
            <text:p>2,402,504</text:p>
          </table:table-cell>
          <table:table-cell table:style-name="ce8"/>
          <table:table-cell office:value-type="float" office:value="61.01012029896247" table:style-name="ce31">
            <text:p>61</text:p>
          </table:table-cell>
          <table:table-cell office:value-type="float" office:value="58.300016945323094" table:style-name="ce31">
            <text:p>58</text:p>
          </table:table-cell>
          <table:table-cell office:value-type="float" office:value="56.753972851706706" table:style-name="ce31">
            <text:p>57</text:p>
          </table:table-cell>
          <table:table-cell office:value-type="float" office:value="58.829313437392663" table:style-name="ce34">
            <text:p>59</text:p>
          </table:table-cell>
          <table:table-cell office:value-type="float" office:value="62.25012341615929" table:style-name="ce31">
            <text:p>62</text:p>
          </table:table-cell>
          <table:table-cell office:value-type="float" office:value="16.741954815960753" table:style-name="ce31">
            <text:p>17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09</text:p>
          </table:table-cell>
          <table:table-cell office:value-type="string" table:style-name="ce8">
            <text:p>Dorset</text:p>
          </table:table-cell>
          <table:table-cell table:style-name="ce32"/>
          <table:table-cell office:value-type="float" office:value="4411155" table:style-name="ce31">
            <text:p>4,411,155</text:p>
          </table:table-cell>
          <table:table-cell office:value-type="float" office:value="4266594" table:style-name="ce33">
            <text:p>4,266,594</text:p>
          </table:table-cell>
          <table:table-cell office:value-type="float" office:value="3991562" table:style-name="ce33">
            <text:p>3,991,562</text:p>
          </table:table-cell>
          <table:table-cell office:value-type="float" office:value="3772503" table:style-name="ce33">
            <text:p>3,772,503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41.461730785498773" table:style-name="ce31">
            <text:p>41</text:p>
          </table:table-cell>
          <table:table-cell office:value-type="float" office:value="39.018848253724379" table:style-name="ce31">
            <text:p>39</text:p>
          </table:table-cell>
          <table:table-cell office:value-type="float" office:value="35.778546650771311" table:style-name="ce31">
            <text:p>36</text:p>
          </table:table-cell>
          <table:table-cell office:value-type="float" office:value="34.443274779051933" table:style-name="ce34">
            <text:p>34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13</text:p>
          </table:table-cell>
          <table:table-cell office:value-type="string" table:style-name="ce8">
            <text:p>Gloucestershire</text:p>
          </table:table-cell>
          <table:table-cell table:style-name="ce32"/>
          <table:table-cell office:value-type="float" office:value="6346761" table:style-name="ce31">
            <text:p>6,346,761</text:p>
          </table:table-cell>
          <table:table-cell office:value-type="float" office:value="6181446" table:style-name="ce33">
            <text:p>6,181,446</text:p>
          </table:table-cell>
          <table:table-cell office:value-type="float" office:value="5832118" table:style-name="ce33">
            <text:p>5,832,118</text:p>
          </table:table-cell>
          <table:table-cell office:value-type="float" office:value="5592457" table:style-name="ce33">
            <text:p>5,592,457</text:p>
          </table:table-cell>
          <table:table-cell office:value-type="float" office:value="5429020" table:style-name="ce33">
            <text:p>5,429,020</text:p>
          </table:table-cell>
          <table:table-cell office:value-type="float" office:value="1489318" table:style-name="ce33">
            <text:p>1,489,318</text:p>
          </table:table-cell>
          <table:table-cell table:style-name="ce8"/>
          <table:table-cell office:value-type="float" office:value="56.860428238666906" table:style-name="ce31">
            <text:p>57</text:p>
          </table:table-cell>
          <table:table-cell office:value-type="string" table:style-name="ce31">
            <text:p>..</text:p>
          </table:table-cell>
          <table:table-cell office:value-type="float" office:value="51.816637495224469" table:style-name="ce31">
            <text:p>52</text:p>
          </table:table-cell>
          <table:table-cell office:value-type="float" office:value="53.581966427777566" table:style-name="ce34">
            <text:p>54</text:p>
          </table:table-cell>
          <table:table-cell office:value-type="float" office:value="54.858534416555514" table:style-name="ce31">
            <text:p>55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53</text:p>
          </table:table-cell>
          <table:table-cell office:value-type="string" table:style-name="ce8">
            <text:p>Isles of Scilly</text:p>
          </table:table-cell>
          <table:table-cell office:value-type="float" office:value="4" table:style-name="ce32">
            <text:p>4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4">
            <text:p>..</text:p>
          </table:table-cell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24</text:p>
          </table:table-cell>
          <table:table-cell office:value-type="string" table:style-name="ce8">
            <text:p>North Somerset</text:p>
          </table:table-cell>
          <table:table-cell table:style-name="ce32"/>
          <table:table-cell office:value-type="float" office:value="2634136" table:style-name="ce31">
            <text:p>2,634,136</text:p>
          </table:table-cell>
          <table:table-cell office:value-type="float" office:value="2632983" table:style-name="ce33">
            <text:p>2,632,983</text:p>
          </table:table-cell>
          <table:table-cell office:value-type="float" office:value="2497811" table:style-name="ce33">
            <text:p>2,497,811</text:p>
          </table:table-cell>
          <table:table-cell office:value-type="float" office:value="1997878" table:style-name="ce33">
            <text:p>1,997,878</text:p>
          </table:table-cell>
          <table:table-cell office:value-type="float" office:value="1866996" table:style-name="ce33">
            <text:p>1,866,996</text:p>
          </table:table-cell>
          <table:table-cell office:value-type="float" office:value="414562" table:style-name="ce33">
            <text:p>414,562</text:p>
          </table:table-cell>
          <table:table-cell table:style-name="ce8"/>
          <table:table-cell office:value-type="float" office:value="56.634688568295672" table:style-name="ce31">
            <text:p>57</text:p>
          </table:table-cell>
          <table:table-cell office:value-type="float" office:value="57.253696616508655" table:style-name="ce31">
            <text:p>57</text:p>
          </table:table-cell>
          <table:table-cell office:value-type="float" office:value="54.154258086896192" table:style-name="ce31">
            <text:p>54</text:p>
          </table:table-cell>
          <table:table-cell office:value-type="float" office:value="43.445352933501503" table:style-name="ce34">
            <text:p>43</text:p>
          </table:table-cell>
          <table:table-cell office:value-type="float" office:value="39.551648165409709" table:style-name="ce31">
            <text:p>40</text:p>
          </table:table-cell>
          <table:table-cell office:value-type="float" office:value="11.272316937216194" table:style-name="ce31">
            <text:p>11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26</text:p>
          </table:table-cell>
          <table:table-cell office:value-type="string" table:style-name="ce8">
            <text:p>Plymouth</text:p>
          </table:table-cell>
          <table:table-cell table:style-name="ce32"/>
          <table:table-cell office:value-type="float" office:value="6398676" table:style-name="ce31">
            <text:p>6,398,676</text:p>
          </table:table-cell>
          <table:table-cell office:value-type="float" office:value="6005335" table:style-name="ce33">
            <text:p>6,005,335</text:p>
          </table:table-cell>
          <table:table-cell office:value-type="float" office:value="5811863" table:style-name="ce33">
            <text:p>5,811,863</text:p>
          </table:table-cell>
          <table:table-cell office:value-type="float" office:value="5552000" table:style-name="ce33">
            <text:p>5,552,000</text:p>
          </table:table-cell>
          <table:table-cell office:value-type="float" office:value="5477108" table:style-name="ce33">
            <text:p>5,477,108</text:p>
          </table:table-cell>
          <table:table-cell office:value-type="float" office:value="1627887" table:style-name="ce33">
            <text:p>1,627,887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string" table:style-name="ce31">
            <text:p>..</text:p>
          </table:table-cell>
          <table:table-cell office:value-type="float" office:value="107.19039099963113" table:style-name="ce31">
            <text:p>107</text:p>
          </table:table-cell>
          <table:table-cell office:value-type="float" office:value="104.56137707634939" table:style-name="ce34">
            <text:p>105</text:p>
          </table:table-cell>
          <table:table-cell office:value-type="float" office:value="104.19686102920194" table:style-name="ce31">
            <text:p>104</text:p>
          </table:table-cell>
          <table:table-cell office:value-type="float" office:value="31.968245552020736" table:style-name="ce31">
            <text:p>32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29</text:p>
          </table:table-cell>
          <table:table-cell office:value-type="string" table:style-name="ce8">
            <text:p>Poole</text:p>
          </table:table-cell>
          <table:table-cell office:value-type="float" office:value="6" table:style-name="ce32">
            <text:p>6</text:p>
          </table:table-cell>
          <table:table-cell office:value-type="float" office:value="3052441" table:style-name="ce31">
            <text:p>3,052,441</text:p>
          </table:table-cell>
          <table:table-cell office:value-type="float" office:value="2951943" table:style-name="ce33">
            <text:p>2,951,943</text:p>
          </table:table-cell>
          <table:table-cell office:value-type="float" office:value="2909642" table:style-name="ce33">
            <text:p>2,909,642</text:p>
          </table:table-cell>
          <table:table-cell office:value-type="float" office:value="2883535" table:style-name="ce33">
            <text:p>2,883,535</text:p>
          </table:table-cell>
          <table:table-cell office:value-type="float" office:value="2894671" table:style-name="ce33">
            <text:p>2,894,671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float" office:value="89.023594260382637" table:style-name="ce31">
            <text:p>89</text:p>
          </table:table-cell>
          <table:table-cell office:value-type="float" office:value="86.503824175824178" table:style-name="ce31">
            <text:p>87</text:p>
          </table:table-cell>
          <table:table-cell office:value-type="float" office:value="86.844615568290351" table:style-name="ce31">
            <text:p>87</text:p>
          </table:table-cell>
          <table:table-cell office:value-type="float" office:value="94.653853728991592" table:style-name="ce34">
            <text:p>95</text:p>
          </table:table-cell>
          <table:table-cell office:value-type="float" office:value="103.403264985354" table:style-name="ce31">
            <text:p>103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10000027</text:p>
          </table:table-cell>
          <table:table-cell office:value-type="string" table:style-name="ce8">
            <text:p>Somerset</text:p>
          </table:table-cell>
          <table:table-cell table:style-name="ce32"/>
          <table:table-cell office:value-type="float" office:value="4476696" table:style-name="ce31">
            <text:p>4,476,696</text:p>
          </table:table-cell>
          <table:table-cell office:value-type="float" office:value="3675358" table:style-name="ce33">
            <text:p>3,675,358</text:p>
          </table:table-cell>
          <table:table-cell office:value-type="float" office:value="3011300" table:style-name="ce33">
            <text:p>3,011,300</text:p>
          </table:table-cell>
          <table:table-cell office:value-type="float" office:value="2708201" table:style-name="ce33">
            <text:p>2,708,201</text:p>
          </table:table-cell>
          <table:table-cell office:value-type="float" office:value="2470514" table:style-name="ce33">
            <text:p>2,470,514</text:p>
          </table:table-cell>
          <table:table-cell office:value-type="float" office:value="697993.81913964695" table:style-name="ce33">
            <text:p>697,994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float" office:value="31.564935845686115" table:style-name="ce31">
            <text:p>32</text:p>
          </table:table-cell>
          <table:table-cell office:value-type="float" office:value="25.693905238099301" table:style-name="ce31">
            <text:p>26</text:p>
          </table:table-cell>
          <table:table-cell office:value-type="float" office:value="24.937623735025184" table:style-name="ce34">
            <text:p>25</text:p>
          </table:table-cell>
          <table:table-cell office:value-type="float" office:value="24.063135543694237" table:style-name="ce31">
            <text:p>24</text:p>
          </table:table-cell>
          <table:table-cell office:value-type="float" office:value="6.9405832357345192" table:style-name="ce31">
            <text:p>7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25</text:p>
          </table:table-cell>
          <table:table-cell office:value-type="string" table:style-name="ce8">
            <text:p>South Gloucestershire</text:p>
          </table:table-cell>
          <table:table-cell table:style-name="ce32"/>
          <table:table-cell office:value-type="float" office:value="2248060" table:style-name="ce31">
            <text:p>2,248,060</text:p>
          </table:table-cell>
          <table:table-cell office:value-type="float" office:value="2136921" table:style-name="ce33">
            <text:p>2,136,921</text:p>
          </table:table-cell>
          <table:table-cell office:value-type="float" office:value="2041944" table:style-name="ce33">
            <text:p>2,041,944</text:p>
          </table:table-cell>
          <table:table-cell office:value-type="float" office:value="1901428" table:style-name="ce33">
            <text:p>1,901,428</text:p>
          </table:table-cell>
          <table:table-cell office:value-type="float" office:value="1942413" table:style-name="ce33">
            <text:p>1,942,413</text:p>
          </table:table-cell>
          <table:table-cell office:value-type="float" office:value="494987" table:style-name="ce33">
            <text:p>494,987</text:p>
          </table:table-cell>
          <table:table-cell table:style-name="ce8"/>
          <table:table-cell office:value-type="float" office:value="42.511677161929619" table:style-name="ce31">
            <text:p>43</text:p>
          </table:table-cell>
          <table:table-cell office:value-type="float" office:value="40.049496785801303" table:style-name="ce31">
            <text:p>40</text:p>
          </table:table-cell>
          <table:table-cell office:value-type="float" office:value="37.928264947898285" table:style-name="ce31">
            <text:p>38</text:p>
          </table:table-cell>
          <table:table-cell office:value-type="float" office:value="35.003552953737966" table:style-name="ce34">
            <text:p>35</text:p>
          </table:table-cell>
          <table:table-cell office:value-type="float" office:value="34.998432432432431" table:style-name="ce31">
            <text:p>35</text:p>
          </table:table-cell>
          <table:table-cell office:value-type="float" office:value="9.5786632092267201" table:style-name="ce31">
            <text:p>10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30</text:p>
          </table:table-cell>
          <table:table-cell office:value-type="string" table:style-name="ce8">
            <text:p>Swindon</text:p>
          </table:table-cell>
          <table:table-cell table:style-name="ce32"/>
          <table:table-cell office:value-type="string" table:style-name="ce31">
            <text:p>..</text:p>
          </table:table-cell>
          <table:table-cell office:value-type="float" office:value="3261987" table:style-name="ce33">
            <text:p>3,261,987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float" office:value="3097996" table:style-name="ce33">
            <text:p>3,097,996</text:p>
          </table:table-cell>
          <table:table-cell office:value-type="string" table:style-name="ce33">
            <text:p>..</text:p>
          </table:table-cell>
          <table:table-cell table:style-name="ce8"/>
          <table:table-cell office:value-type="string" table:style-name="ce31">
            <text:p>..</text:p>
          </table:table-cell>
          <table:table-cell office:value-type="float" office:value="94.800401057862771" table:style-name="ce31">
            <text:p>95</text:p>
          </table:table-cell>
          <table:table-cell office:value-type="string" table:style-name="ce31">
            <text:p>..</text:p>
          </table:table-cell>
          <table:table-cell office:value-type="string" table:style-name="ce34">
            <text:p>..</text:p>
          </table:table-cell>
          <table:table-cell office:value-type="float" office:value="97.759419375197226" table:style-name="ce31">
            <text:p>98</text:p>
          </table:table-cell>
          <table:table-cell office:value-type="string" table:style-name="ce31">
            <text:p>..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E06000027</text:p>
          </table:table-cell>
          <table:table-cell office:value-type="string" table:style-name="ce8">
            <text:p>Torbay</text:p>
          </table:table-cell>
          <table:table-cell table:style-name="ce32"/>
          <table:table-cell office:value-type="float" office:value="3923681" table:style-name="ce31">
            <text:p>3,923,681</text:p>
          </table:table-cell>
          <table:table-cell office:value-type="float" office:value="3851074" table:style-name="ce33">
            <text:p>3,851,074</text:p>
          </table:table-cell>
          <table:table-cell office:value-type="float" office:value="3759013" table:style-name="ce33">
            <text:p>3,759,013</text:p>
          </table:table-cell>
          <table:table-cell office:value-type="float" office:value="3457072" table:style-name="ce33">
            <text:p>3,457,072</text:p>
          </table:table-cell>
          <table:table-cell office:value-type="float" office:value="3473737" table:style-name="ce33">
            <text:p>3,473,737</text:p>
          </table:table-cell>
          <table:table-cell office:value-type="float" office:value="963683" table:style-name="ce33">
            <text:p>963,683</text:p>
          </table:table-cell>
          <table:table-cell table:style-name="ce8"/>
          <table:table-cell office:value-type="float" office:value="115.80770933561583" table:style-name="ce31">
            <text:p>116</text:p>
          </table:table-cell>
          <table:table-cell office:value-type="float" office:value="115.45371147619619" table:style-name="ce31">
            <text:p>115</text:p>
          </table:table-cell>
          <table:table-cell office:value-type="float" office:value="114.32869004531769" table:style-name="ce31">
            <text:p>114</text:p>
          </table:table-cell>
          <table:table-cell office:value-type="float" office:value="99.547108961068872" table:style-name="ce34">
            <text:p>100</text:p>
          </table:table-cell>
          <table:table-cell office:value-type="float" office:value="113.2506438887621" table:style-name="ce31">
            <text:p>113</text:p>
          </table:table-cell>
          <table:table-cell office:value-type="float" office:value="32.573364880851784" table:style-name="ce31">
            <text:p>33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20">
            <text:p>E06000054</text:p>
          </table:table-cell>
          <table:table-cell office:value-type="string" table:style-name="ce20">
            <text:p>Wiltshire</text:p>
          </table:table-cell>
          <table:table-cell table:style-name="ce36"/>
          <table:table-cell office:value-type="float" office:value="4264043" table:style-name="ce31">
            <text:p>4,264,043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office:value-type="string" table:style-name="ce33">
            <text:p>..</text:p>
          </table:table-cell>
          <table:table-cell table:style-name="ce20"/>
          <table:table-cell office:value-type="float" office:value="49.181012906425529" table:style-name="ce31">
            <text:p>49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8">
            <text:p>..</text:p>
          </table:table-cell>
          <table:table-cell office:value-type="string" table:style-name="ce37">
            <text:p>..</text:p>
          </table:table-cell>
          <table:table-cell office:value-type="string" table:style-name="ce37">
            <text:p>..</text:p>
          </table:table-cell>
          <table:table-cell table:number-columns-repeated="16368" table:style-name="ce10"/>
        </table:table-row>
        <table:table-row table:style-name="ro10">
          <table:table-cell office:value-type="string" table:number-columns-spanned="15" table:number-rows-spanned="1" table:style-name="ce39">
            <text:p>1. Total concessionary bus journeys by older/disabled people, including discretionary bus journeys where concessions are offered (e.g. outside the statutory time period) but journeys on non-bus modes (e.g. light rail)</text:p>
          </table:table-cell>
          <table:covered-table-cell table:number-columns-repeated="14"/>
          <table:table-cell table:style-name="ce8"/>
          <table:table-cell table:number-columns-repeated="16368" table:style-name="ce10"/>
        </table:table-row>
        <table:table-row table:style-name="ro11">
          <table:table-cell office:value-type="string" table:number-columns-spanned="15" table:number-rows-spanned="1" table:style-name="ce40">
            <text:p>2. Figures are based on raw data provided by TCAs and where they have indicated that the data are not commercially sensitive.</text:p>
          </table:table-cell>
          <table:covered-table-cell table:number-columns-repeated="14"/>
          <table:table-cell table:style-name="ce8"/>
          <table:table-cell table:number-columns-repeated="16368" table:style-name="ce10"/>
        </table:table-row>
        <table:table-row table:style-name="ro12">
          <table:table-cell office:value-type="string" table:number-columns-spanned="15" table:number-rows-spanned="1" table:style-name="ce40">
            <text:p>3. Metropolitan areas are the Former Metropolitan Counties of Tyne and Wear, South Yorkshire, West Yorkshire, West Midlands and Greater Manchester.</text:p>
          </table:table-cell>
          <table:covered-table-cell table:number-columns-repeated="14"/>
          <table:table-cell table:style-name="ce8"/>
          <table:table-cell table:number-columns-repeated="16368" table:style-name="ce10"/>
        </table:table-row>
        <table:table-row table:style-name="ro12">
          <table:table-cell office:value-type="string" table:number-columns-spanned="15" table:number-rows-spanned="1" table:style-name="ce40">
            <text:p>4. The Isles of Scilly has no bus routes, but operates alternative discretionary services to disabled and elderly residents</text:p>
          </table:table-cell>
          <table:covered-table-cell table:number-columns-repeated="14"/>
          <table:table-cell table:style-name="ce8"/>
          <table:table-cell table:number-columns-repeated="16368" table:style-name="ce10"/>
        </table:table-row>
        <table:table-row table:style-name="ro12">
          <table:table-cell office:value-type="string" table:style-name="ce41">
            <text:p>5. Stockton-on-Tees, Darlington, Hartlepool, Middlesbrough and Redcar &amp; Clevland now listed as the Tees Valley Combined Authority.</text:p>
          </table:table-cell>
          <table:table-cell table:number-columns-repeated="9" table:style-name="ce42"/>
          <table:table-cell table:number-columns-repeated="6" table:style-name="ce8"/>
          <table:table-cell table:number-columns-repeated="16368" table:style-name="ce10"/>
        </table:table-row>
        <table:table-row table:style-name="ro12">
          <table:table-cell office:value-type="string" table:style-name="ce41">
            <text:p>6. Now under Bournemouth, Christchurch and Poole UA</text:p>
          </table:table-cell>
          <table:table-cell table:number-columns-repeated="9" table:style-name="ce42"/>
          <table:table-cell table:number-columns-repeated="6" table:style-name="ce8"/>
          <table:table-cell table:number-columns-repeated="16368" table:style-name="ce10"/>
        </table:table-row>
        <table:table-row table:style-name="ro2">
          <table:table-cell office:value-type="string" table:style-name="ce8">
            <text:p>.. Figure not available</text:p>
          </table:table-cell>
          <table:table-cell table:style-name="ce8"/>
          <table:table-cell table:style-name="ce32"/>
          <table:table-cell table:number-columns-repeated="9" table:style-name="ce8"/>
          <table:table-cell table:number-columns-repeated="2" table:style-name="ce9"/>
          <table:table-cell table:number-columns-repeated="2" table:style-name="ce8"/>
          <table:table-cell table:number-columns-repeated="16368" table:style-name="ce10"/>
        </table:table-row>
        <table:table-row table:style-name="ro9">
          <table:table-cell table:style-name="ce8"/>
          <table:table-cell table:style-name="ce6"/>
          <table:table-cell table:style-name="ce32"/>
          <table:table-cell table:number-columns-repeated="9" table:style-name="ce8"/>
          <table:table-cell table:number-columns-repeated="2" table:style-name="ce9"/>
          <table:table-cell table:number-columns-repeated="2" table:style-name="ce8"/>
          <table:table-cell table:number-columns-repeated="16368" table:style-name="ce10"/>
        </table:table-row>
        <table:table-row table:style-name="ro9">
          <table:table-cell table:number-columns-repeated="16384"/>
        </table:table-row>
        <table:table-row table:style-name="ro2">
          <table:table-cell office:value-type="string" table:style-name="ce43">
            <text:p><text:a xlink:href="http://www.dft.gov.uk/statistics/series/buses/">Further information (available via: https://www.gov.uk/government/organisations/department-for-transport/series/bus-statistics)</text:a></text:p>
          </table:table-cell>
          <table:table-cell table:style-name="ce8"/>
          <table:table-cell table:style-name="ce32"/>
          <table:table-cell table:number-columns-repeated="9" table:style-name="ce8"/>
          <table:table-cell table:number-columns-repeated="2" table:style-name="ce9"/>
          <table:table-cell table:number-columns-repeated="2" table:style-name="ce8"/>
          <table:table-cell table:number-columns-repeated="16368" table:style-name="ce10"/>
        </table:table-row>
        <table:table-row table:style-name="ro9">
          <table:table-cell office:value-type="string" table:style-name="ce8">
            <text:p>Telephone: 020 7082 6602</text:p>
          </table:table-cell>
          <table:table-cell table:style-name="ce8"/>
          <table:table-cell table:style-name="ce32"/>
          <table:table-cell table:number-columns-repeated="7" table:style-name="ce8"/>
          <table:table-cell table:number-columns-repeated="2" table:style-name="ce18"/>
          <table:table-cell table:number-columns-repeated="2" table:style-name="ce9"/>
          <table:table-cell table:style-name="ce18"/>
          <table:table-cell office:value-type="string" table:style-name="ce18">
            <text:p>Source: DfT Concessionary Travel Survey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5">
            <text:p><text:a xlink:href="mailto:bus.statistics@dft.gov.uk">Email: bus.statistics@dft.gov.uk</text:a></text:p>
          </table:table-cell>
          <table:table-cell table:style-name="ce8"/>
          <table:table-cell table:style-name="ce32"/>
          <table:table-cell table:number-columns-repeated="7" table:style-name="ce8"/>
          <table:table-cell table:number-columns-repeated="2" table:style-name="ce18"/>
          <table:table-cell table:number-columns-repeated="2" table:style-name="ce9"/>
          <table:table-cell table:style-name="ce18"/>
          <table:table-cell office:value-type="string" table:style-name="ce18">
            <text:p>Last updated: November 2021</text:p>
          </table:table-cell>
          <table:table-cell table:number-columns-repeated="16368" table:style-name="ce10"/>
        </table:table-row>
        <table:table-row table:style-name="ro9">
          <table:table-cell office:value-type="string" table:style-name="ce8">
            <text:p>The figures in this table are outside the scope of National Statistics</text:p>
          </table:table-cell>
          <table:table-cell table:style-name="ce8"/>
          <table:table-cell table:style-name="ce32"/>
          <table:table-cell table:number-columns-repeated="7" table:style-name="ce8"/>
          <table:table-cell table:number-columns-repeated="2" table:style-name="ce18"/>
          <table:table-cell table:number-columns-repeated="2" table:style-name="ce9"/>
          <table:table-cell table:style-name="ce18"/>
          <table:table-cell office:value-type="string" table:style-name="ce18">
            <text:p>Next update: Autumn 2022</text:p>
          </table:table-cell>
          <table:table-cell table:number-columns-repeated="16368" table:style-name="ce10"/>
        </table:table-row>
        <table:table-row table:number-rows-repeated="2" table:style-name="ro9">
          <table:table-cell table:number-columns-repeated="16384"/>
        </table:table-row>
        <table:table-row table:style-name="ro9">
          <table:table-cell table:number-columns-repeated="2" table:style-name="ce8"/>
          <table:table-cell table:style-name="ce32"/>
          <table:table-cell table:number-columns-repeated="9" table:style-name="ce44"/>
          <table:table-cell table:number-columns-repeated="2" table:style-name="ce9"/>
          <table:table-cell table:number-columns-repeated="2" table:style-name="ce8"/>
          <table:table-cell table:number-columns-repeated="16368" table:style-name="ce10"/>
        </table:table-row>
        <table:table-row table:number-rows-repeated="1048453" table:style-name="ro9">
          <table:table-cell table:number-columns-repeated="16384"/>
        </table:table-row>
        <table:named-expressions>
          <table:named-range table:name="Print_Area" table:cell-range-address="bus0823.$A$1:bus0823.$P$120" table:base-cell-address="bus0823.$A$1"/>
          <table:named-expression table:name="Print_Titles" table:expression="of:=['bus0823'.$A:.$C]~['bus0823'.$1:.$7]" table:base-cell-address="bus0823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MS Sans Serif" svg:font-family="&quot;MS Sans Serif&quot;"/>
    <style:font-face style:name="Helv" svg:font-family="Helv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18">
      <number:fraction number:min-integer-digits="0" number:min-numerator-digits="2" number:min-denominator-digits="2"/>
    </number:number-style>
    <number:number-style style:name="N36">
      <number:number number:decimal-places="0" number:min-integer-digits="1">
        <number:embedded-text number:position="0"> </number:embedded-text>
      </number:number>
    </number:number-style>
    <style:style style:name="Hyperlink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32_2_32_2" style:display-name="Hyperlink 2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Hyperlink_bus0103" style:family="table-cell" style:data-style-name="N0">
      <style:text-properties fo:color="#0000FF" style:font-name="MS Sans Serif" style:font-name-asian="MS Sans Serif" style:font-name-complex="MS Sans Serif" fo:font-size="10pt" style:font-size-asian="10pt" style:font-size-complex="10pt" style:text-underline-style="solid" style:text-underline-type="single"/>
    </style:style>
    <style:style style:name="Hyperlink_BusWorking-08-CT" style:family="table-cell" style:data-style-name="N0">
      <style:text-properties fo:color="#0000FF" style:font-name="Helv" style:font-name-asian="Helv" style:font-name-complex="Helv" fo:font-size="12pt" style:font-size-asian="12pt" style:font-size-complex="12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Percent_32_2" style:display-name="Percent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354330708661417in" fo:margin-right="0.354330708661417in" style:print-orientation="landscape" style:print-page-order="ttb" style:first-page-number="continue" style:scale-to="74%" style:table-centering="none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.23622047244094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Matthew Slocombe</meta:initial-creator>
    <dc:creator>Matthew Slocombe</dc:creator>
    <meta:creation-date>2021-11-02T13:48:15Z</meta:creation-date>
    <dc:date>2021-11-02T14:29:27Z</dc:date>
  </office:meta>
</office:document-meta>
</file>